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mo" svg:font-family="Arimo" style:font-family-generic="roman" style:font-pitch="variable"/>
    <style:font-face style:name="C059" svg:font-family="C059" style:font-family-generic="roman" style:font-pitch="variable"/>
    <style:font-face style:name="Caladea" svg:font-family="Caladea" style:font-family-generic="roman" style:font-pitch="variable"/>
    <style:font-face style:name="Cantarell" svg:font-family="Cantarell" style:font-family-generic="roman" style:font-pitch="variable"/>
    <style:font-face style:name="Cantarell Extra Bold" svg:font-family="'Cantarell Extra Bold'" style:font-family-generic="roman" style:font-pitch="variable"/>
    <style:font-face style:name="Cantarell Light" svg:font-family="'Cantarell Light'" style:font-family-generic="roman" style:font-pitch="variable"/>
    <style:font-face style:name="Cantarell Thin" svg:font-family="'Cantarell Thin'" style:font-family-generic="roman" style:font-pitch="variable"/>
    <style:font-face style:name="Carlito" svg:font-family="Carlito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Cousine" svg:font-family="Cousine" style:font-family-generic="roman" style:font-pitch="variable"/>
    <style:font-face style:name="D050000L" svg:font-family="D050000L" style:font-family-generic="roman" style:font-pitch="variable"/>
    <style:font-face style:name="DejaVu Math TeX Gyre" svg:font-family="'DejaVu Math TeX Gyre'" style:font-family-generic="roman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family-generic="roman" style:font-pitch="variable"/>
    <style:font-face style:name="DejaVu Sans Light" svg:font-family="'DejaVu Sans Light'" style:font-family-generic="roman" style:font-pitch="variable"/>
    <style:font-face style:name="DejaVu Sans Mono" svg:font-family="'DejaVu Sans Mono'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FreeMono" svg:font-family="FreeMono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Gentium" svg:font-family="Gentium" style:font-family-generic="roman" style:font-pitch="variable"/>
    <style:font-face style:name="Gentium Basic" svg:font-family="'Gentium Basic'" style:font-family-generic="roman" style:font-pitch="variable"/>
    <style:font-face style:name="Gentium Book Basic" svg:font-family="'Gentium Book Basic'" style:font-family-generic="roman" style:font-pitch="variable"/>
    <style:font-face style:name="GentiumAlt" svg:font-family="GentiumAlt" style:font-family-generic="roman" style:font-pitch="variable"/>
    <style:font-face style:name="Georgia" svg:font-family="Georgia" style:font-family-generic="roman" style:font-pitch="variable"/>
    <style:font-face style:name="IPAexGothic" svg:font-family="IPAexGothic" style:font-family-generic="roman" style:font-pitch="variable"/>
    <style:font-face style:name="IPAexMincho" svg:font-family="IPAexMincho" style:font-family-generic="roman" style:font-pitch="variable"/>
    <style:font-face style:name="Impact" svg:font-family="Impact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erif" svg:font-family="'Liberation Serif'" style:font-family-generic="roman" style:font-pitch="variable"/>
    <style:font-face style:name="Linux Biolinum Keyboard O" svg:font-family="'Linux Biolinum Keyboard O'" style:font-family-generic="roman" style:font-pitch="variable"/>
    <style:font-face style:name="Linux Biolinum O" svg:font-family="'Linux Biolinum O'" style:font-family-generic="roman" style:font-pitch="variable"/>
    <style:font-face style:name="Linux Libertine Display O" svg:font-family="'Linux Libertine Display O'" style:font-family-generic="roman" style:font-pitch="variable"/>
    <style:font-face style:name="Linux Libertine Initials O" svg:font-family="'Linux Libertine Initials O'" style:font-family-generic="roman" style:font-pitch="variable"/>
    <style:font-face style:name="Linux Libertine Mono O" svg:font-family="'Linux Libertine Mono O'" style:font-family-generic="roman" style:font-pitch="variable"/>
    <style:font-face style:name="Linux Libertine O" svg:font-family="'Linux Libertine O'" style:font-family-generic="roman" style:font-pitch="variable"/>
    <style:font-face style:name="Nimbus Mono PS" svg:font-family="'Nimbus Mono P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 Narrow" svg:font-family="'Nimbus Sans Narrow'" style:font-family-generic="roman" style:font-pitch="variable"/>
    <style:font-face style:name="Noto Kufi Arabic" svg:font-family="'Noto Kufi Arabic'" style:font-family-generic="roman" style:font-pitch="variable"/>
    <style:font-face style:name="Noto Mono" svg:font-family="'Noto Mono'" style:font-family-generic="roman" style:font-pitch="variable"/>
    <style:font-face style:name="Noto Music" svg:font-family="'Noto Music'" style:font-family-generic="roman" style:font-pitch="variable"/>
    <style:font-face style:name="Noto Naskh Arabic" svg:font-family="'Noto Naskh Arabic'" style:font-family-generic="roman" style:font-pitch="variable"/>
    <style:font-face style:name="Noto Naskh Arabic UI" svg:font-family="'Noto Naskh Arabic UI'" style:font-family-generic="roman" style:font-pitch="variable"/>
    <style:font-face style:name="Noto Nastaliq Urdu" svg:font-family="'Noto Nastaliq Urdu'" style:font-family-generic="roman" style:font-pitch="variable"/>
    <style:font-face style:name="Noto Sans" svg:font-family="'Noto Sans'" style:font-family-generic="roman" style:font-pitch="variable"/>
    <style:font-face style:name="Noto Sans Adlam" svg:font-family="'Noto Sans Adlam'" style:font-family-generic="roman" style:font-pitch="variable"/>
    <style:font-face style:name="Noto Sans Adlam Unjoined" svg:font-family="'Noto Sans Adlam Unjoined'" style:font-family-generic="roman" style:font-pitch="variable"/>
    <style:font-face style:name="Noto Sans AnatoHiero" svg:font-family="'Noto Sans AnatoHiero'" style:font-family-generic="roman" style:font-pitch="variable"/>
    <style:font-face style:name="Noto Sans Arabic" svg:font-family="'Noto Sans Arabic'" style:font-family-generic="roman" style:font-pitch="variable"/>
    <style:font-face style:name="Noto Sans Arabic UI" svg:font-family="'Noto Sans Arabic UI'" style:font-family-generic="roman" style:font-pitch="variable"/>
    <style:font-face style:name="Noto Sans Armenian" svg:font-family="'Noto Sans Armenian'" style:font-family-generic="roman" style:font-pitch="variable"/>
    <style:font-face style:name="Noto Sans Avestan" svg:font-family="'Noto Sans Avestan'" style:font-family-generic="roman" style:font-pitch="variable"/>
    <style:font-face style:name="Noto Sans Bamum" svg:font-family="'Noto Sans Bamum'" style:font-family-generic="roman" style:font-pitch="variable"/>
    <style:font-face style:name="Noto Sans Bassa Vah" svg:font-family="'Noto Sans Bassa Vah'" style:font-family-generic="roman" style:font-pitch="variable"/>
    <style:font-face style:name="Noto Sans Batak" svg:font-family="'Noto Sans Batak'" style:font-family-generic="roman" style:font-pitch="variable"/>
    <style:font-face style:name="Noto Sans Bengali" svg:font-family="'Noto Sans Bengali'" style:font-family-generic="roman" style:font-pitch="variable"/>
    <style:font-face style:name="Noto Sans Bengali UI" svg:font-family="'Noto Sans Bengali UI'" style:font-family-generic="roman" style:font-pitch="variable"/>
    <style:font-face style:name="Noto Sans Bhaiksuki" svg:font-family="'Noto Sans Bhaiksuki'" style:font-family-generic="roman" style:font-pitch="variable"/>
    <style:font-face style:name="Noto Sans Brahmi" svg:font-family="'Noto Sans Brahmi'" style:font-family-generic="roman" style:font-pitch="variable"/>
    <style:font-face style:name="Noto Sans Buginese" svg:font-family="'Noto Sans Buginese'" style:font-family-generic="roman" style:font-pitch="variable"/>
    <style:font-face style:name="Noto Sans Buhid" svg:font-family="'Noto Sans Buhid'" style:font-family-generic="roman" style:font-pitch="variable"/>
    <style:font-face style:name="Noto Sans CJK HK" svg:font-family="'Noto Sans CJK HK'" style:font-family-generic="roman" style:font-pitch="variable"/>
    <style:font-face style:name="Noto Sans CJK JP" svg:font-family="'Noto Sans CJK JP'" style:font-family-generic="roman" style:font-pitch="variable"/>
    <style:font-face style:name="Noto Sans CJK KR" svg:font-family="'Noto Sans CJK KR'" style:font-family-generic="roman" style:font-pitch="variable"/>
    <style:font-face style:name="Noto Sans CJK SC" svg:font-family="'Noto Sans CJK SC'" style:font-family-generic="roman" style:font-pitch="variable"/>
    <style:font-face style:name="Noto Sans CJK TC" svg:font-family="'Noto Sans CJK TC'" style:font-family-generic="roman" style:font-pitch="variable"/>
    <style:font-face style:name="Noto Sans CanAborig" svg:font-family="'Noto Sans CanAborig'" style:font-family-generic="roman" style:font-pitch="variable"/>
    <style:font-face style:name="Noto Sans Carian" svg:font-family="'Noto Sans Carian'" style:font-family-generic="roman" style:font-pitch="variable"/>
    <style:font-face style:name="Noto Sans CaucAlban" svg:font-family="'Noto Sans CaucAlban'" style:font-family-generic="roman" style:font-pitch="variable"/>
    <style:font-face style:name="Noto Sans Chakma" svg:font-family="'Noto Sans Chakma'" style:font-family-generic="roman" style:font-pitch="variable"/>
    <style:font-face style:name="Noto Sans Cham" svg:font-family="'Noto Sans Cham'" style:font-family-generic="roman" style:font-pitch="variable"/>
    <style:font-face style:name="Noto Sans Cherokee" svg:font-family="'Noto Sans Cherokee'" style:font-family-generic="roman" style:font-pitch="variable"/>
    <style:font-face style:name="Noto Sans Coptic" svg:font-family="'Noto Sans Coptic'" style:font-family-generic="roman" style:font-pitch="variable"/>
    <style:font-face style:name="Noto Sans Cuneiform" svg:font-family="'Noto Sans Cuneiform'" style:font-family-generic="roman" style:font-pitch="variable"/>
    <style:font-face style:name="Noto Sans Cypriot" svg:font-family="'Noto Sans Cypriot'" style:font-family-generic="roman" style:font-pitch="variable"/>
    <style:font-face style:name="Noto Sans Deseret" svg:font-family="'Noto Sans Deseret'" style:font-family-generic="roman" style:font-pitch="variable"/>
    <style:font-face style:name="Noto Sans Devanagari" svg:font-family="'Noto Sans Devanagari'" style:font-family-generic="roman" style:font-pitch="variable"/>
    <style:font-face style:name="Noto Sans Devanagari UI" svg:font-family="'Noto Sans Devanagari UI'" style:font-family-generic="roman" style:font-pitch="variable"/>
    <style:font-face style:name="Noto Sans Display" svg:font-family="'Noto Sans Display'" style:font-family-generic="roman" style:font-pitch="variable"/>
    <style:font-face style:name="Noto Sans Duployan" svg:font-family="'Noto Sans Duployan'" style:font-family-generic="roman" style:font-pitch="variable"/>
    <style:font-face style:name="Noto Sans EgyptHiero" svg:font-family="'Noto Sans EgyptHiero'" style:font-family-generic="roman" style:font-pitch="variable"/>
    <style:font-face style:name="Noto Sans Elbasan" svg:font-family="'Noto Sans Elbasan'" style:font-family-generic="roman" style:font-pitch="variable"/>
    <style:font-face style:name="Noto Sans Ethiopic" svg:font-family="'Noto Sans Ethiopic'" style:font-family-generic="roman" style:font-pitch="variable"/>
    <style:font-face style:name="Noto Sans Georgian" svg:font-family="'Noto Sans Georgian'" style:font-family-generic="roman" style:font-pitch="variable"/>
    <style:font-face style:name="Noto Sans Glagolitic" svg:font-family="'Noto Sans Glagolitic'" style:font-family-generic="roman" style:font-pitch="variable"/>
    <style:font-face style:name="Noto Sans Gothic" svg:font-family="'Noto Sans Gothic'" style:font-family-generic="roman" style:font-pitch="variable"/>
    <style:font-face style:name="Noto Sans Grantha" svg:font-family="'Noto Sans Grantha'" style:font-family-generic="roman" style:font-pitch="variable"/>
    <style:font-face style:name="Noto Sans Gujarati" svg:font-family="'Noto Sans Gujarati'" style:font-family-generic="roman" style:font-pitch="variable"/>
    <style:font-face style:name="Noto Sans Gujarati UI" svg:font-family="'Noto Sans Gujarati UI'" style:font-family-generic="roman" style:font-pitch="variable"/>
    <style:font-face style:name="Noto Sans Gurmukhi" svg:font-family="'Noto Sans Gurmukhi'" style:font-family-generic="roman" style:font-pitch="variable"/>
    <style:font-face style:name="Noto Sans Gurmukhi UI" svg:font-family="'Noto Sans Gurmukhi UI'" style:font-family-generic="roman" style:font-pitch="variable"/>
    <style:font-face style:name="Noto Sans HanifiRohg" svg:font-family="'Noto Sans HanifiRohg'" style:font-family-generic="roman" style:font-pitch="variable"/>
    <style:font-face style:name="Noto Sans Hanunoo" svg:font-family="'Noto Sans Hanunoo'" style:font-family-generic="roman" style:font-pitch="variable"/>
    <style:font-face style:name="Noto Sans Hatran" svg:font-family="'Noto Sans Hatran'" style:font-family-generic="roman" style:font-pitch="variable"/>
    <style:font-face style:name="Noto Sans Hebrew" svg:font-family="'Noto Sans Hebrew'" style:font-family-generic="roman" style:font-pitch="variable"/>
    <style:font-face style:name="Noto Sans ImpAramaic" svg:font-family="'Noto Sans ImpAramaic'" style:font-family-generic="roman" style:font-pitch="variable"/>
    <style:font-face style:name="Noto Sans Indic Siyaq Numbers" svg:font-family="'Noto Sans Indic Siyaq Numbers'" style:font-family-generic="roman" style:font-pitch="variable"/>
    <style:font-face style:name="Noto Sans InsPahlavi" svg:font-family="'Noto Sans InsPahlavi'" style:font-family-generic="roman" style:font-pitch="variable"/>
    <style:font-face style:name="Noto Sans InsParthi" svg:font-family="'Noto Sans InsParthi'" style:font-family-generic="roman" style:font-pitch="variable"/>
    <style:font-face style:name="Noto Sans Javanese" svg:font-family="'Noto Sans Javanese'" style:font-family-generic="roman" style:font-pitch="variable"/>
    <style:font-face style:name="Noto Sans Kaithi" svg:font-family="'Noto Sans Kaithi'" style:font-family-generic="roman" style:font-pitch="variable"/>
    <style:font-face style:name="Noto Sans Kannada" svg:font-family="'Noto Sans Kannada'" style:font-family-generic="roman" style:font-pitch="variable"/>
    <style:font-face style:name="Noto Sans Kannada UI" svg:font-family="'Noto Sans Kannada UI'" style:font-family-generic="roman" style:font-pitch="variable"/>
    <style:font-face style:name="Noto Sans Kayah Li" svg:font-family="'Noto Sans Kayah Li'" style:font-family-generic="roman" style:font-pitch="variable"/>
    <style:font-face style:name="Noto Sans Kharoshthi" svg:font-family="'Noto Sans Kharoshthi'" style:font-family-generic="roman" style:font-pitch="variable"/>
    <style:font-face style:name="Noto Sans Khmer" svg:font-family="'Noto Sans Khmer'" style:font-family-generic="roman" style:font-pitch="variable"/>
    <style:font-face style:name="Noto Sans Khmer UI" svg:font-family="'Noto Sans Khmer UI'" style:font-family-generic="roman" style:font-pitch="variable"/>
    <style:font-face style:name="Noto Sans Khojki" svg:font-family="'Noto Sans Khojki'" style:font-family-generic="roman" style:font-pitch="variable"/>
    <style:font-face style:name="Noto Sans Khudawadi" svg:font-family="'Noto Sans Khudawadi'" style:font-family-generic="roman" style:font-pitch="variable"/>
    <style:font-face style:name="Noto Sans Lao" svg:font-family="'Noto Sans Lao'" style:font-family-generic="roman" style:font-pitch="variable"/>
    <style:font-face style:name="Noto Sans Lao UI" svg:font-family="'Noto Sans Lao UI'" style:font-family-generic="roman" style:font-pitch="variable"/>
    <style:font-face style:name="Noto Sans Lepcha" svg:font-family="'Noto Sans Lepcha'" style:font-family-generic="roman" style:font-pitch="variable"/>
    <style:font-face style:name="Noto Sans Limbu" svg:font-family="'Noto Sans Limbu'" style:font-family-generic="roman" style:font-pitch="variable"/>
    <style:font-face style:name="Noto Sans Linear A" svg:font-family="'Noto Sans Linear A'" style:font-family-generic="roman" style:font-pitch="variable"/>
    <style:font-face style:name="Noto Sans Linear B" svg:font-family="'Noto Sans Linear B'" style:font-family-generic="roman" style:font-pitch="variable"/>
    <style:font-face style:name="Noto Sans Lisu" svg:font-family="'Noto Sans Lisu'" style:font-family-generic="roman" style:font-pitch="variable"/>
    <style:font-face style:name="Noto Sans Lycian" svg:font-family="'Noto Sans Lycian'" style:font-family-generic="roman" style:font-pitch="variable"/>
    <style:font-face style:name="Noto Sans Lydian" svg:font-family="'Noto Sans Lydian'" style:font-family-generic="roman" style:font-pitch="variable"/>
    <style:font-face style:name="Noto Sans Mahajani" svg:font-family="'Noto Sans Mahajani'" style:font-family-generic="roman" style:font-pitch="variable"/>
    <style:font-face style:name="Noto Sans Malayalam" svg:font-family="'Noto Sans Malayalam'" style:font-family-generic="roman" style:font-pitch="variable"/>
    <style:font-face style:name="Noto Sans Malayalam UI" svg:font-family="'Noto Sans Malayalam UI'" style:font-family-generic="roman" style:font-pitch="variable"/>
    <style:font-face style:name="Noto Sans Mandaic" svg:font-family="'Noto Sans Mandaic'" style:font-family-generic="roman" style:font-pitch="variable"/>
    <style:font-face style:name="Noto Sans Manichaean" svg:font-family="'Noto Sans Manichaean'" style:font-family-generic="roman" style:font-pitch="variable"/>
    <style:font-face style:name="Noto Sans Marchen" svg:font-family="'Noto Sans Marchen'" style:font-family-generic="roman" style:font-pitch="variable"/>
    <style:font-face style:name="Noto Sans Math" svg:font-family="'Noto Sans Math'" style:font-family-generic="roman" style:font-pitch="variable"/>
    <style:font-face style:name="Noto Sans Mayan Numerals" svg:font-family="'Noto Sans Mayan Numerals'" style:font-family-generic="roman" style:font-pitch="variable"/>
    <style:font-face style:name="Noto Sans MeeteiMayek" svg:font-family="'Noto Sans MeeteiMayek'" style:font-family-generic="roman" style:font-pitch="variable"/>
    <style:font-face style:name="Noto Sans Mende Kikakui" svg:font-family="'Noto Sans Mende Kikakui'" style:font-family-generic="roman" style:font-pitch="variable"/>
    <style:font-face style:name="Noto Sans Meroitic" svg:font-family="'Noto Sans Meroitic'" style:font-family-generic="roman" style:font-pitch="variable"/>
    <style:font-face style:name="Noto Sans Miao" svg:font-family="'Noto Sans Miao'" style:font-family-generic="roman" style:font-pitch="variable"/>
    <style:font-face style:name="Noto Sans Modi" svg:font-family="'Noto Sans Modi'" style:font-family-generic="roman" style:font-pitch="variable"/>
    <style:font-face style:name="Noto Sans Mongolian" svg:font-family="'Noto Sans Mongolian'" style:font-family-generic="roman" style:font-pitch="variable"/>
    <style:font-face style:name="Noto Sans Mono" svg:font-family="'Noto Sans Mono'" style:font-family-generic="roman" style:font-pitch="variable"/>
    <style:font-face style:name="Noto Sans Mono CJK HK" svg:font-family="'Noto Sans Mono CJK HK'" style:font-family-generic="roman" style:font-pitch="variable"/>
    <style:font-face style:name="Noto Sans Mono CJK JP" svg:font-family="'Noto Sans Mono CJK JP'" style:font-family-generic="roman" style:font-pitch="variable"/>
    <style:font-face style:name="Noto Sans Mono CJK KR" svg:font-family="'Noto Sans Mono CJK KR'" style:font-family-generic="roman" style:font-pitch="variable"/>
    <style:font-face style:name="Noto Sans Mono CJK SC" svg:font-family="'Noto Sans Mono CJK SC'" style:font-family-generic="roman" style:font-pitch="variable"/>
    <style:font-face style:name="Noto Sans Mono CJK TC" svg:font-family="'Noto Sans Mono CJK TC'" style:font-family-generic="roman" style:font-pitch="variable"/>
    <style:font-face style:name="Noto Sans Mro" svg:font-family="'Noto Sans Mro'" style:font-family-generic="roman" style:font-pitch="variable"/>
    <style:font-face style:name="Noto Sans Multani" svg:font-family="'Noto Sans Multani'" style:font-family-generic="roman" style:font-pitch="variable"/>
    <style:font-face style:name="Noto Sans Myanmar" svg:font-family="'Noto Sans Myanmar'" style:font-family-generic="roman" style:font-pitch="variable"/>
    <style:font-face style:name="Noto Sans Myanmar UI" svg:font-family="'Noto Sans Myanmar UI'" style:font-family-generic="roman" style:font-pitch="variable"/>
    <style:font-face style:name="Noto Sans N'Ko" svg:font-family="'Noto Sans N'Ko'" style:font-family-generic="roman" style:font-pitch="variable"/>
    <style:font-face style:name="Noto Sans Nabataean" svg:font-family="'Noto Sans Nabataean'" style:font-family-generic="roman" style:font-pitch="variable"/>
    <style:font-face style:name="Noto Sans NewTaiLue" svg:font-family="'Noto Sans NewTaiLue'" style:font-family-generic="roman" style:font-pitch="variable"/>
    <style:font-face style:name="Noto Sans Newa" svg:font-family="'Noto Sans Newa'" style:font-family-generic="roman" style:font-pitch="variable"/>
    <style:font-face style:name="Noto Sans Ogham" svg:font-family="'Noto Sans Ogham'" style:font-family-generic="roman" style:font-pitch="variable"/>
    <style:font-face style:name="Noto Sans Ol Chiki" svg:font-family="'Noto Sans Ol Chiki'" style:font-family-generic="roman" style:font-pitch="variable"/>
    <style:font-face style:name="Noto Sans Old Italic" svg:font-family="'Noto Sans Old Italic'" style:font-family-generic="roman" style:font-pitch="variable"/>
    <style:font-face style:name="Noto Sans Old Permic" svg:font-family="'Noto Sans Old Permic'" style:font-family-generic="roman" style:font-pitch="variable"/>
    <style:font-face style:name="Noto Sans Old Turkic" svg:font-family="'Noto Sans Old Turkic'" style:font-family-generic="roman" style:font-pitch="variable"/>
    <style:font-face style:name="Noto Sans OldHung" svg:font-family="'Noto Sans OldHung'" style:font-family-generic="roman" style:font-pitch="variable"/>
    <style:font-face style:name="Noto Sans OldNorArab" svg:font-family="'Noto Sans OldNorArab'" style:font-family-generic="roman" style:font-pitch="variable"/>
    <style:font-face style:name="Noto Sans OldPersian" svg:font-family="'Noto Sans OldPersian'" style:font-family-generic="roman" style:font-pitch="variable"/>
    <style:font-face style:name="Noto Sans OldSogdian" svg:font-family="'Noto Sans OldSogdian'" style:font-family-generic="roman" style:font-pitch="variable"/>
    <style:font-face style:name="Noto Sans OldSouArab" svg:font-family="'Noto Sans OldSouArab'" style:font-family-generic="roman" style:font-pitch="variable"/>
    <style:font-face style:name="Noto Sans Oriya" svg:font-family="'Noto Sans Oriya'" style:font-family-generic="roman" style:font-pitch="variable"/>
    <style:font-face style:name="Noto Sans Oriya UI" svg:font-family="'Noto Sans Oriya UI'" style:font-family-generic="roman" style:font-pitch="variable"/>
    <style:font-face style:name="Noto Sans Osage" svg:font-family="'Noto Sans Osage'" style:font-family-generic="roman" style:font-pitch="variable"/>
    <style:font-face style:name="Noto Sans Osmanya" svg:font-family="'Noto Sans Osmanya'" style:font-family-generic="roman" style:font-pitch="variable"/>
    <style:font-face style:name="Noto Sans Pahawh Hmong" svg:font-family="'Noto Sans Pahawh Hmong'" style:font-family-generic="roman" style:font-pitch="variable"/>
    <style:font-face style:name="Noto Sans Palmyrene" svg:font-family="'Noto Sans Palmyrene'" style:font-family-generic="roman" style:font-pitch="variable"/>
    <style:font-face style:name="Noto Sans PauCinHau" svg:font-family="'Noto Sans PauCinHau'" style:font-family-generic="roman" style:font-pitch="variable"/>
    <style:font-face style:name="Noto Sans PhagsPa" svg:font-family="'Noto Sans PhagsPa'" style:font-family-generic="roman" style:font-pitch="variable"/>
    <style:font-face style:name="Noto Sans Phoenician" svg:font-family="'Noto Sans Phoenician'" style:font-family-generic="roman" style:font-pitch="variable"/>
    <style:font-face style:name="Noto Sans PsaPahlavi" svg:font-family="'Noto Sans PsaPahlavi'" style:font-family-generic="roman" style:font-pitch="variable"/>
    <style:font-face style:name="Noto Sans Rejang" svg:font-family="'Noto Sans Rejang'" style:font-family-generic="roman" style:font-pitch="variable"/>
    <style:font-face style:name="Noto Sans Runic" svg:font-family="'Noto Sans Runic'" style:font-family-generic="roman" style:font-pitch="variable"/>
    <style:font-face style:name="Noto Sans Samaritan" svg:font-family="'Noto Sans Samaritan'" style:font-family-generic="roman" style:font-pitch="variable"/>
    <style:font-face style:name="Noto Sans Saurashtra" svg:font-family="'Noto Sans Saurashtra'" style:font-family-generic="roman" style:font-pitch="variable"/>
    <style:font-face style:name="Noto Sans Sharada" svg:font-family="'Noto Sans Sharada'" style:font-family-generic="roman" style:font-pitch="variable"/>
    <style:font-face style:name="Noto Sans Shavian" svg:font-family="'Noto Sans Shavian'" style:font-family-generic="roman" style:font-pitch="variable"/>
    <style:font-face style:name="Noto Sans Siddham" svg:font-family="'Noto Sans Siddham'" style:font-family-generic="roman" style:font-pitch="variable"/>
    <style:font-face style:name="Noto Sans Sinhala" svg:font-family="'Noto Sans Sinhala'" style:font-family-generic="roman" style:font-pitch="variable"/>
    <style:font-face style:name="Noto Sans Sinhala UI" svg:font-family="'Noto Sans Sinhala UI'" style:font-family-generic="roman" style:font-pitch="variable"/>
    <style:font-face style:name="Noto Sans SoraSomp" svg:font-family="'Noto Sans SoraSomp'" style:font-family-generic="roman" style:font-pitch="variable"/>
    <style:font-face style:name="Noto Sans Sundanese" svg:font-family="'Noto Sans Sundanese'" style:font-family-generic="roman" style:font-pitch="variable"/>
    <style:font-face style:name="Noto Sans Syloti Nagri" svg:font-family="'Noto Sans Syloti Nagri'" style:font-family-generic="roman" style:font-pitch="variable"/>
    <style:font-face style:name="Noto Sans Symbols" svg:font-family="'Noto Sans Symbols'" style:font-family-generic="roman" style:font-pitch="variable"/>
    <style:font-face style:name="Noto Sans Symbols2" svg:font-family="'Noto Sans Symbols2'" style:font-family-generic="roman" style:font-pitch="variable"/>
    <style:font-face style:name="Noto Sans Syriac" svg:font-family="'Noto Sans Syriac'" style:font-family-generic="roman" style:font-pitch="variable"/>
    <style:font-face style:name="Noto Sans Tagalog" svg:font-family="'Noto Sans Tagalog'" style:font-family-generic="roman" style:font-pitch="variable"/>
    <style:font-face style:name="Noto Sans Tagbanwa" svg:font-family="'Noto Sans Tagbanwa'" style:font-family-generic="roman" style:font-pitch="variable"/>
    <style:font-face style:name="Noto Sans Tai Le" svg:font-family="'Noto Sans Tai Le'" style:font-family-generic="roman" style:font-pitch="variable"/>
    <style:font-face style:name="Noto Sans Tai Tham" svg:font-family="'Noto Sans Tai Tham'" style:font-family-generic="roman" style:font-pitch="variable"/>
    <style:font-face style:name="Noto Sans Tai Viet" svg:font-family="'Noto Sans Tai Viet'" style:font-family-generic="roman" style:font-pitch="variable"/>
    <style:font-face style:name="Noto Sans Takri" svg:font-family="'Noto Sans Takri'" style:font-family-generic="roman" style:font-pitch="variable"/>
    <style:font-face style:name="Noto Sans Tamil" svg:font-family="'Noto Sans Tamil'" style:font-family-generic="roman" style:font-pitch="variable"/>
    <style:font-face style:name="Noto Sans Tamil Supplement" svg:font-family="'Noto Sans Tamil Supplement'" style:font-family-generic="roman" style:font-pitch="variable"/>
    <style:font-face style:name="Noto Sans Tamil UI" svg:font-family="'Noto Sans Tamil UI'" style:font-family-generic="roman" style:font-pitch="variable"/>
    <style:font-face style:name="Noto Sans Telugu" svg:font-family="'Noto Sans Telugu'" style:font-family-generic="roman" style:font-pitch="variable"/>
    <style:font-face style:name="Noto Sans Telugu UI" svg:font-family="'Noto Sans Telugu UI'" style:font-family-generic="roman" style:font-pitch="variable"/>
    <style:font-face style:name="Noto Sans Thaana" svg:font-family="'Noto Sans Thaana'" style:font-family-generic="roman" style:font-pitch="variable"/>
    <style:font-face style:name="Noto Sans Thai" svg:font-family="'Noto Sans Thai'" style:font-family-generic="roman" style:font-pitch="variable"/>
    <style:font-face style:name="Noto Sans Thai UI" svg:font-family="'Noto Sans Thai UI'" style:font-family-generic="roman" style:font-pitch="variable"/>
    <style:font-face style:name="Noto Sans Tibetan" svg:font-family="'Noto Sans Tibetan'" style:font-family-generic="roman" style:font-pitch="variable"/>
    <style:font-face style:name="Noto Sans Tifinagh" svg:font-family="'Noto Sans Tifinagh'" style:font-family-generic="roman" style:font-pitch="variable"/>
    <style:font-face style:name="Noto Sans Tirhuta" svg:font-family="'Noto Sans Tirhuta'" style:font-family-generic="roman" style:font-pitch="variable"/>
    <style:font-face style:name="Noto Sans Ugaritic" svg:font-family="'Noto Sans Ugaritic'" style:font-family-generic="roman" style:font-pitch="variable"/>
    <style:font-face style:name="Noto Sans Vai" svg:font-family="'Noto Sans Vai'" style:font-family-generic="roman" style:font-pitch="variable"/>
    <style:font-face style:name="Noto Sans WarangCiti" svg:font-family="'Noto Sans WarangCiti'" style:font-family-generic="roman" style:font-pitch="variable"/>
    <style:font-face style:name="Noto Sans Yi" svg:font-family="'Noto Sans Yi'" style:font-family-generic="roman" style:font-pitch="variable"/>
    <style:font-face style:name="Noto Serif" svg:font-family="'Noto Serif'" style:font-family-generic="roman" style:font-pitch="variable"/>
    <style:font-face style:name="Noto Serif Ahom" svg:font-family="'Noto Serif Ahom'" style:font-family-generic="roman" style:font-pitch="variable"/>
    <style:font-face style:name="Noto Serif Armenian" svg:font-family="'Noto Serif Armenian'" style:font-family-generic="roman" style:font-pitch="variable"/>
    <style:font-face style:name="Noto Serif Balinese" svg:font-family="'Noto Serif Balinese'" style:font-family-generic="roman" style:font-pitch="variable"/>
    <style:font-face style:name="Noto Serif Bengali" svg:font-family="'Noto Serif Bengali'" style:font-family-generic="roman" style:font-pitch="variable"/>
    <style:font-face style:name="Noto Serif CJK JP" svg:font-family="'Noto Serif CJK JP'" style:font-family-generic="roman" style:font-pitch="variable"/>
    <style:font-face style:name="Noto Serif CJK KR" svg:font-family="'Noto Serif CJK KR'" style:font-family-generic="roman" style:font-pitch="variable"/>
    <style:font-face style:name="Noto Serif CJK SC" svg:font-family="'Noto Serif CJK SC'" style:font-family-generic="roman" style:font-pitch="variable"/>
    <style:font-face style:name="Noto Serif CJK TC" svg:font-family="'Noto Serif CJK TC'" style:font-family-generic="roman" style:font-pitch="variable"/>
    <style:font-face style:name="Noto Serif Devanagari" svg:font-family="'Noto Serif Devanagari'" style:font-family-generic="roman" style:font-pitch="variable"/>
    <style:font-face style:name="Noto Serif Display" svg:font-family="'Noto Serif Display'" style:font-family-generic="roman" style:font-pitch="variable"/>
    <style:font-face style:name="Noto Serif Dogra" svg:font-family="'Noto Serif Dogra'" style:font-family-generic="roman" style:font-pitch="variable"/>
    <style:font-face style:name="Noto Serif Ethiopic" svg:font-family="'Noto Serif Ethiopic'" style:font-family-generic="roman" style:font-pitch="variable"/>
    <style:font-face style:name="Noto Serif Georgian" svg:font-family="'Noto Serif Georgian'" style:font-family-generic="roman" style:font-pitch="variable"/>
    <style:font-face style:name="Noto Serif Gujarati" svg:font-family="'Noto Serif Gujarati'" style:font-family-generic="roman" style:font-pitch="variable"/>
    <style:font-face style:name="Noto Serif Gurmukhi" svg:font-family="'Noto Serif Gurmukhi'" style:font-family-generic="roman" style:font-pitch="variable"/>
    <style:font-face style:name="Noto Serif Hebrew" svg:font-family="'Noto Serif Hebrew'" style:font-family-generic="roman" style:font-pitch="variable"/>
    <style:font-face style:name="Noto Serif Kannada" svg:font-family="'Noto Serif Kannada'" style:font-family-generic="roman" style:font-pitch="variable"/>
    <style:font-face style:name="Noto Serif Khmer" svg:font-family="'Noto Serif Khmer'" style:font-family-generic="roman" style:font-pitch="variable"/>
    <style:font-face style:name="Noto Serif Lao" svg:font-family="'Noto Serif Lao'" style:font-family-generic="roman" style:font-pitch="variable"/>
    <style:font-face style:name="Noto Serif Malayalam" svg:font-family="'Noto Serif Malayalam'" style:font-family-generic="roman" style:font-pitch="variable"/>
    <style:font-face style:name="Noto Serif Myanmar" svg:font-family="'Noto Serif Myanmar'" style:font-family-generic="roman" style:font-pitch="variable"/>
    <style:font-face style:name="Noto Serif Sinhala" svg:font-family="'Noto Serif Sinhala'" style:font-family-generic="roman" style:font-pitch="variable"/>
    <style:font-face style:name="Noto Serif Tamil" svg:font-family="'Noto Serif Tamil'" style:font-family-generic="roman" style:font-pitch="variable"/>
    <style:font-face style:name="Noto Serif Tangut" svg:font-family="'Noto Serif Tangut'" style:font-family-generic="roman" style:font-pitch="variable"/>
    <style:font-face style:name="Noto Serif Telugu" svg:font-family="'Noto Serif Telugu'" style:font-family-generic="roman" style:font-pitch="variable"/>
    <style:font-face style:name="Noto Serif Thai" svg:font-family="'Noto Serif Thai'" style:font-family-generic="roman" style:font-pitch="variable"/>
    <style:font-face style:name="Noto Serif Tibetan" svg:font-family="'Noto Serif Tibetan'" style:font-family-generic="roman" style:font-pitch="variable"/>
    <style:font-face style:name="NotoSerifTamilSlanted" svg:font-family="NotoSerifTamilSlanted" style:font-family-generic="roman" style:font-pitch="variable"/>
    <style:font-face style:name="OpenSymbol" svg:font-family="OpenSymbol" style:font-family-generic="roman" style:font-pitch="variable"/>
    <style:font-face style:name="P052" svg:font-family="P052" style:font-family-generic="roman" style:font-pitch="variable"/>
    <style:font-face style:name="Roboto" svg:font-family="Roboto" style:font-family-generic="roman" style:font-pitch="variable"/>
    <style:font-face style:name="Roboto Black" svg:font-family="'Roboto Black'" style:font-family-generic="roman" style:font-pitch="variable"/>
    <style:font-face style:name="Roboto Condensed" svg:font-family="'Roboto Condensed'" style:font-family-generic="roman" style:font-pitch="variable"/>
    <style:font-face style:name="Roboto Condensed Light" svg:font-family="'Roboto Condensed Light'" style:font-family-generic="roman" style:font-pitch="variable"/>
    <style:font-face style:name="Roboto Condensed Medium" svg:font-family="'Roboto Condensed Medium'" style:font-family-generic="roman" style:font-pitch="variable"/>
    <style:font-face style:name="Roboto Light" svg:font-family="'Roboto Light'" style:font-family-generic="roman" style:font-pitch="variable"/>
    <style:font-face style:name="Roboto Medium" svg:font-family="'Roboto Medium'" style:font-family-generic="roman" style:font-pitch="variable"/>
    <style:font-face style:name="Roboto Thin" svg:font-family="'Roboto Thin'" style:font-family-generic="roman" style:font-pitch="variable"/>
    <style:font-face style:name="Standard Symbols PS" svg:font-family="'Standard Symbols PS'" style:font-family-generic="roman" style:font-pitch="variable"/>
    <style:font-face style:name="Symbola" svg:font-family="Symbol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Trebuchet MS" svg:font-family="'Trebuchet MS'" style:font-family-generic="roman" style:font-pitch="variable"/>
    <style:font-face style:name="URW Bookman" svg:font-family="'URW Bookman'" style:font-family-generic="roman" style:font-pitch="variable"/>
    <style:font-face style:name="URW Gothic" svg:font-family="'URW Gothic'" style:font-family-generic="roman" style:font-pitch="variable"/>
    <style:font-face style:name="Verdana" svg:font-family="Verdana" style:font-family-generic="roman" style:font-pitch="variable"/>
    <style:font-face style:name="Webdings" svg:font-family="Webdings" style:font-family-generic="roman" style:font-pitch="variable"/>
    <style:font-face style:name="Z003" svg:font-family="Z003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1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T1" style:family="text">
      <style:text-properties fo:font-size="10pt"/>
    </style:style>
    <style:style style:name="T2" style:family="text">
      <style:text-properties style:font-name="Andale Mono" fo:font-size="10pt"/>
    </style:style>
    <style:style style:name="T3" style:family="text">
      <style:text-properties style:font-name="Liberation Serif" fo:font-size="10pt"/>
    </style:style>
    <style:style style:name="T4" style:family="text">
      <style:text-properties style:font-name="Arial" fo:font-size="10pt"/>
    </style:style>
    <style:style style:name="T5" style:family="text">
      <style:text-properties style:font-name="Arial Black" fo:font-size="10pt"/>
    </style:style>
    <style:style style:name="T6" style:family="text">
      <style:text-properties style:font-name="Arimo" fo:font-size="10pt"/>
    </style:style>
    <style:style style:name="T7" style:family="text">
      <style:text-properties style:font-name="C059" fo:font-size="10pt"/>
    </style:style>
    <style:style style:name="T8" style:family="text">
      <style:text-properties style:font-name="Caladea" fo:font-size="10pt"/>
    </style:style>
    <style:style style:name="T9" style:family="text">
      <style:text-properties style:font-name="Cantarell" fo:font-size="10pt"/>
    </style:style>
    <style:style style:name="T10" style:family="text">
      <style:text-properties style:font-name="Cantarell Extra Bold" fo:font-size="10pt"/>
    </style:style>
    <style:style style:name="T11" style:family="text">
      <style:text-properties style:font-name="Cantarell Light" fo:font-size="10pt"/>
    </style:style>
    <style:style style:name="T12" style:family="text">
      <style:text-properties style:font-name="Cantarell Thin" fo:font-size="10pt"/>
    </style:style>
    <style:style style:name="T13" style:family="text">
      <style:text-properties style:font-name="Carlito" fo:font-size="10pt"/>
    </style:style>
    <style:style style:name="T14" style:family="text">
      <style:text-properties style:font-name="Comic Sans MS" fo:font-size="10pt"/>
    </style:style>
    <style:style style:name="T15" style:family="text">
      <style:text-properties style:font-name="Courier New" fo:font-size="10pt"/>
    </style:style>
    <style:style style:name="T16" style:family="text">
      <style:text-properties style:font-name="Cousine" fo:font-size="10pt"/>
    </style:style>
    <style:style style:name="T17" style:family="text">
      <style:text-properties style:font-name="D050000L" fo:font-size="10pt"/>
    </style:style>
    <style:style style:name="T18" style:family="text">
      <style:text-properties style:font-name="DejaVu Math TeX Gyre" fo:font-size="10pt"/>
    </style:style>
    <style:style style:name="T19" style:family="text">
      <style:text-properties style:font-name="DejaVu Sans" fo:font-size="10pt"/>
    </style:style>
    <style:style style:name="T20" style:family="text">
      <style:text-properties style:font-name="DejaVu Sans Condensed" fo:font-size="10pt"/>
    </style:style>
    <style:style style:name="T21" style:family="text">
      <style:text-properties style:font-name="DejaVu Sans Light" fo:font-size="10pt"/>
    </style:style>
    <style:style style:name="T22" style:family="text">
      <style:text-properties style:font-name="DejaVu Sans Mono" fo:font-size="10pt"/>
    </style:style>
    <style:style style:name="T23" style:family="text">
      <style:text-properties style:font-name="DejaVu Serif" fo:font-size="10pt"/>
    </style:style>
    <style:style style:name="T24" style:family="text">
      <style:text-properties style:font-name="DejaVu Serif Condensed" fo:font-size="10pt"/>
    </style:style>
    <style:style style:name="T25" style:family="text">
      <style:text-properties style:font-name="FreeMono" fo:font-size="10pt"/>
    </style:style>
    <style:style style:name="T26" style:family="text">
      <style:text-properties style:font-name="FreeSans" fo:font-size="10pt"/>
    </style:style>
    <style:style style:name="T27" style:family="text">
      <style:text-properties style:font-name="FreeSerif" fo:font-size="10pt"/>
    </style:style>
    <style:style style:name="T28" style:family="text">
      <style:text-properties style:font-name="Gentium" fo:font-size="10pt"/>
    </style:style>
    <style:style style:name="T29" style:family="text">
      <style:text-properties style:font-name="Gentium Basic" fo:font-size="10pt"/>
    </style:style>
    <style:style style:name="T30" style:family="text">
      <style:text-properties style:font-name="Gentium Book Basic" fo:font-size="10pt"/>
    </style:style>
    <style:style style:name="T31" style:family="text">
      <style:text-properties style:font-name="GentiumAlt" fo:font-size="10pt"/>
    </style:style>
    <style:style style:name="T32" style:family="text">
      <style:text-properties style:font-name="Georgia" fo:font-size="10pt"/>
    </style:style>
    <style:style style:name="T33" style:family="text">
      <style:text-properties style:font-name="IPAexGothic" fo:font-size="10pt"/>
    </style:style>
    <style:style style:name="T34" style:family="text">
      <style:text-properties style:font-name="IPAexMincho" fo:font-size="10pt"/>
    </style:style>
    <style:style style:name="T35" style:family="text">
      <style:text-properties style:font-name="Impact" fo:font-size="10pt"/>
    </style:style>
    <style:style style:name="T36" style:family="text">
      <style:text-properties style:font-name="Liberation Mono" fo:font-size="10pt"/>
    </style:style>
    <style:style style:name="T37" style:family="text">
      <style:text-properties style:font-name="Liberation Sans1" fo:font-size="10pt"/>
    </style:style>
    <style:style style:name="T38" style:family="text">
      <style:text-properties style:font-name="Liberation Sans Narrow" fo:font-size="10pt"/>
    </style:style>
    <style:style style:name="T39" style:family="text">
      <style:text-properties style:font-name="Linux Biolinum Keyboard O" fo:font-size="10pt"/>
    </style:style>
    <style:style style:name="T40" style:family="text">
      <style:text-properties style:font-name="Linux Biolinum O" fo:font-size="10pt"/>
    </style:style>
    <style:style style:name="T41" style:family="text">
      <style:text-properties style:font-name="Linux Libertine Display O" fo:font-size="10pt"/>
    </style:style>
    <style:style style:name="T42" style:family="text">
      <style:text-properties style:font-name="Linux Libertine Initials O" fo:font-size="10pt"/>
    </style:style>
    <style:style style:name="T43" style:family="text">
      <style:text-properties style:font-name="Linux Libertine Mono O" fo:font-size="10pt"/>
    </style:style>
    <style:style style:name="T44" style:family="text">
      <style:text-properties style:font-name="Linux Libertine O" fo:font-size="10pt"/>
    </style:style>
    <style:style style:name="T45" style:family="text">
      <style:text-properties style:font-name="Nimbus Mono PS" fo:font-size="10pt"/>
    </style:style>
    <style:style style:name="T46" style:family="text">
      <style:text-properties style:font-name="Nimbus Roman" fo:font-size="10pt"/>
    </style:style>
    <style:style style:name="T47" style:family="text">
      <style:text-properties style:font-name="Nimbus Sans" fo:font-size="10pt"/>
    </style:style>
    <style:style style:name="T48" style:family="text">
      <style:text-properties style:font-name="Nimbus Sans Narrow" fo:font-size="10pt"/>
    </style:style>
    <style:style style:name="T49" style:family="text">
      <style:text-properties style:font-name="Noto Kufi Arabic" fo:font-size="10pt"/>
    </style:style>
    <style:style style:name="T50" style:family="text">
      <style:text-properties style:font-name="Noto Mono" fo:font-size="10pt"/>
    </style:style>
    <style:style style:name="T51" style:family="text">
      <style:text-properties style:font-name="Noto Music" fo:font-size="10pt"/>
    </style:style>
    <style:style style:name="T52" style:family="text">
      <style:text-properties style:font-name="Noto Naskh Arabic" fo:font-size="10pt"/>
    </style:style>
    <style:style style:name="T53" style:family="text">
      <style:text-properties style:font-name="Noto Naskh Arabic UI" fo:font-size="10pt"/>
    </style:style>
    <style:style style:name="T54" style:family="text">
      <style:text-properties style:font-name="Noto Nastaliq Urdu" fo:font-size="10pt"/>
    </style:style>
    <style:style style:name="T55" style:family="text">
      <style:text-properties style:font-name="Noto Sans" fo:font-size="10pt"/>
    </style:style>
    <style:style style:name="T56" style:family="text">
      <style:text-properties style:font-name="Noto Sans Adlam" fo:font-size="10pt"/>
    </style:style>
    <style:style style:name="T57" style:family="text">
      <style:text-properties style:font-name="Noto Sans Adlam Unjoined" fo:font-size="10pt"/>
    </style:style>
    <style:style style:name="T58" style:family="text">
      <style:text-properties style:font-name="Noto Sans AnatoHiero" fo:font-size="10pt"/>
    </style:style>
    <style:style style:name="T59" style:family="text">
      <style:text-properties style:font-name="Noto Sans Arabic" fo:font-size="10pt"/>
    </style:style>
    <style:style style:name="T60" style:family="text">
      <style:text-properties style:font-name="Noto Sans Arabic UI" fo:font-size="10pt"/>
    </style:style>
    <style:style style:name="T61" style:family="text">
      <style:text-properties style:font-name="Noto Sans Armenian" fo:font-size="10pt"/>
    </style:style>
    <style:style style:name="T62" style:family="text">
      <style:text-properties style:font-name="Noto Sans Avestan" fo:font-size="10pt"/>
    </style:style>
    <style:style style:name="T63" style:family="text">
      <style:text-properties style:font-name="Noto Sans Bamum" fo:font-size="10pt"/>
    </style:style>
    <style:style style:name="T64" style:family="text">
      <style:text-properties style:font-name="Noto Sans Bassa Vah" fo:font-size="10pt"/>
    </style:style>
    <style:style style:name="T65" style:family="text">
      <style:text-properties style:font-name="Noto Sans Batak" fo:font-size="10pt"/>
    </style:style>
    <style:style style:name="T66" style:family="text">
      <style:text-properties style:font-name="Noto Sans Bengali" fo:font-size="10pt"/>
    </style:style>
    <style:style style:name="T67" style:family="text">
      <style:text-properties style:font-name="Noto Sans Bengali UI" fo:font-size="10pt"/>
    </style:style>
    <style:style style:name="T68" style:family="text">
      <style:text-properties style:font-name="Noto Sans Bhaiksuki" fo:font-size="10pt"/>
    </style:style>
    <style:style style:name="T69" style:family="text">
      <style:text-properties style:font-name="Noto Sans Brahmi" fo:font-size="10pt"/>
    </style:style>
    <style:style style:name="T70" style:family="text">
      <style:text-properties style:font-name="Noto Sans Buginese" fo:font-size="10pt"/>
    </style:style>
    <style:style style:name="T71" style:family="text">
      <style:text-properties style:font-name="Noto Sans Buhid" fo:font-size="10pt"/>
    </style:style>
    <style:style style:name="T72" style:family="text">
      <style:text-properties style:font-name="Noto Sans CJK HK" fo:font-size="10pt"/>
    </style:style>
    <style:style style:name="T73" style:family="text">
      <style:text-properties style:font-name="Noto Sans CJK JP" fo:font-size="10pt"/>
    </style:style>
    <style:style style:name="T74" style:family="text">
      <style:text-properties style:font-name="Noto Sans CJK KR" fo:font-size="10pt"/>
    </style:style>
    <style:style style:name="T75" style:family="text">
      <style:text-properties style:font-name="Noto Sans CJK SC" fo:font-size="10pt"/>
    </style:style>
    <style:style style:name="T76" style:family="text">
      <style:text-properties style:font-name="Noto Sans CJK TC" fo:font-size="10pt"/>
    </style:style>
    <style:style style:name="T77" style:family="text">
      <style:text-properties style:font-name="Noto Sans CanAborig" fo:font-size="10pt"/>
    </style:style>
    <style:style style:name="T78" style:family="text">
      <style:text-properties style:font-name="Noto Sans Carian" fo:font-size="10pt"/>
    </style:style>
    <style:style style:name="T79" style:family="text">
      <style:text-properties style:font-name="Noto Sans CaucAlban" fo:font-size="10pt"/>
    </style:style>
    <style:style style:name="T80" style:family="text">
      <style:text-properties style:font-name="Noto Sans Chakma" fo:font-size="10pt"/>
    </style:style>
    <style:style style:name="T81" style:family="text">
      <style:text-properties style:font-name="Noto Sans Cham" fo:font-size="10pt"/>
    </style:style>
    <style:style style:name="T82" style:family="text">
      <style:text-properties style:font-name="Noto Sans Cherokee" fo:font-size="10pt"/>
    </style:style>
    <style:style style:name="T83" style:family="text">
      <style:text-properties style:font-name="Noto Sans Coptic" fo:font-size="10pt"/>
    </style:style>
    <style:style style:name="T84" style:family="text">
      <style:text-properties style:font-name="Noto Sans Cuneiform" fo:font-size="10pt"/>
    </style:style>
    <style:style style:name="T85" style:family="text">
      <style:text-properties style:font-name="Noto Sans Cypriot" fo:font-size="10pt"/>
    </style:style>
    <style:style style:name="T86" style:family="text">
      <style:text-properties style:font-name="Noto Sans Deseret" fo:font-size="10pt"/>
    </style:style>
    <style:style style:name="T87" style:family="text">
      <style:text-properties style:font-name="Noto Sans Devanagari" fo:font-size="10pt"/>
    </style:style>
    <style:style style:name="T88" style:family="text">
      <style:text-properties style:font-name="Noto Sans Devanagari UI" fo:font-size="10pt"/>
    </style:style>
    <style:style style:name="T89" style:family="text">
      <style:text-properties style:font-name="Noto Sans Display" fo:font-size="10pt"/>
    </style:style>
    <style:style style:name="T90" style:family="text">
      <style:text-properties style:font-name="Noto Sans Duployan" fo:font-size="10pt"/>
    </style:style>
    <style:style style:name="T91" style:family="text">
      <style:text-properties style:font-name="Noto Sans EgyptHiero" fo:font-size="10pt"/>
    </style:style>
    <style:style style:name="T92" style:family="text">
      <style:text-properties style:font-name="Noto Sans Elbasan" fo:font-size="10pt"/>
    </style:style>
    <style:style style:name="T93" style:family="text">
      <style:text-properties style:font-name="Noto Sans Ethiopic" fo:font-size="10pt"/>
    </style:style>
    <style:style style:name="T94" style:family="text">
      <style:text-properties style:font-name="Noto Sans Georgian" fo:font-size="10pt"/>
    </style:style>
    <style:style style:name="T95" style:family="text">
      <style:text-properties style:font-name="Noto Sans Glagolitic" fo:font-size="10pt"/>
    </style:style>
    <style:style style:name="T96" style:family="text">
      <style:text-properties style:font-name="Noto Sans Gothic" fo:font-size="10pt"/>
    </style:style>
    <style:style style:name="T97" style:family="text">
      <style:text-properties style:font-name="Noto Sans Grantha" fo:font-size="10pt"/>
    </style:style>
    <style:style style:name="T98" style:family="text">
      <style:text-properties style:font-name="Noto Sans Gujarati" fo:font-size="10pt"/>
    </style:style>
    <style:style style:name="T99" style:family="text">
      <style:text-properties style:font-name="Noto Sans Gujarati UI" fo:font-size="10pt"/>
    </style:style>
    <style:style style:name="T100" style:family="text">
      <style:text-properties style:font-name="Noto Sans Gurmukhi" fo:font-size="10pt"/>
    </style:style>
    <style:style style:name="T101" style:family="text">
      <style:text-properties style:font-name="Noto Sans Gurmukhi UI" fo:font-size="10pt"/>
    </style:style>
    <style:style style:name="T102" style:family="text">
      <style:text-properties style:font-name="Noto Sans HanifiRohg" fo:font-size="10pt"/>
    </style:style>
    <style:style style:name="T103" style:family="text">
      <style:text-properties style:font-name="Noto Sans Hanunoo" fo:font-size="10pt"/>
    </style:style>
    <style:style style:name="T104" style:family="text">
      <style:text-properties style:font-name="Noto Sans Hatran" fo:font-size="10pt"/>
    </style:style>
    <style:style style:name="T105" style:family="text">
      <style:text-properties style:font-name="Noto Sans Hebrew" fo:font-size="10pt"/>
    </style:style>
    <style:style style:name="T106" style:family="text">
      <style:text-properties style:font-name="Noto Sans ImpAramaic" fo:font-size="10pt"/>
    </style:style>
    <style:style style:name="T107" style:family="text">
      <style:text-properties style:font-name="Noto Sans Indic Siyaq Numbers" fo:font-size="10pt"/>
    </style:style>
    <style:style style:name="T108" style:family="text">
      <style:text-properties style:font-name="Noto Sans InsPahlavi" fo:font-size="10pt"/>
    </style:style>
    <style:style style:name="T109" style:family="text">
      <style:text-properties style:font-name="Noto Sans InsParthi" fo:font-size="10pt"/>
    </style:style>
    <style:style style:name="T110" style:family="text">
      <style:text-properties style:font-name="Noto Sans Javanese" fo:font-size="10pt"/>
    </style:style>
    <style:style style:name="T111" style:family="text">
      <style:text-properties style:font-name="Noto Sans Kaithi" fo:font-size="10pt"/>
    </style:style>
    <style:style style:name="T112" style:family="text">
      <style:text-properties style:font-name="Noto Sans Kannada" fo:font-size="10pt"/>
    </style:style>
    <style:style style:name="T113" style:family="text">
      <style:text-properties style:font-name="Noto Sans Kannada UI" fo:font-size="10pt"/>
    </style:style>
    <style:style style:name="T114" style:family="text">
      <style:text-properties style:font-name="Noto Sans Kayah Li" fo:font-size="10pt"/>
    </style:style>
    <style:style style:name="T115" style:family="text">
      <style:text-properties style:font-name="Noto Sans Kharoshthi" fo:font-size="10pt"/>
    </style:style>
    <style:style style:name="T116" style:family="text">
      <style:text-properties style:font-name="Noto Sans Khmer" fo:font-size="10pt"/>
    </style:style>
    <style:style style:name="T117" style:family="text">
      <style:text-properties style:font-name="Noto Sans Khmer UI" fo:font-size="10pt"/>
    </style:style>
    <style:style style:name="T118" style:family="text">
      <style:text-properties style:font-name="Noto Sans Khojki" fo:font-size="10pt"/>
    </style:style>
    <style:style style:name="T119" style:family="text">
      <style:text-properties style:font-name="Noto Sans Khudawadi" fo:font-size="10pt"/>
    </style:style>
    <style:style style:name="T120" style:family="text">
      <style:text-properties style:font-name="Noto Sans Lao" fo:font-size="10pt"/>
    </style:style>
    <style:style style:name="T121" style:family="text">
      <style:text-properties style:font-name="Noto Sans Lao UI" fo:font-size="10pt"/>
    </style:style>
    <style:style style:name="T122" style:family="text">
      <style:text-properties style:font-name="Noto Sans Lepcha" fo:font-size="10pt"/>
    </style:style>
    <style:style style:name="T123" style:family="text">
      <style:text-properties style:font-name="Noto Sans Limbu" fo:font-size="10pt"/>
    </style:style>
    <style:style style:name="T124" style:family="text">
      <style:text-properties style:font-name="Noto Sans Linear A" fo:font-size="10pt"/>
    </style:style>
    <style:style style:name="T125" style:family="text">
      <style:text-properties style:font-name="Noto Sans Linear B" fo:font-size="10pt"/>
    </style:style>
    <style:style style:name="T126" style:family="text">
      <style:text-properties style:font-name="Noto Sans Lisu" fo:font-size="10pt"/>
    </style:style>
    <style:style style:name="T127" style:family="text">
      <style:text-properties style:font-name="Noto Sans Lycian" fo:font-size="10pt"/>
    </style:style>
    <style:style style:name="T128" style:family="text">
      <style:text-properties style:font-name="Noto Sans Lydian" fo:font-size="10pt"/>
    </style:style>
    <style:style style:name="T129" style:family="text">
      <style:text-properties style:font-name="Noto Sans Mahajani" fo:font-size="10pt"/>
    </style:style>
    <style:style style:name="T130" style:family="text">
      <style:text-properties style:font-name="Noto Sans Malayalam" fo:font-size="10pt"/>
    </style:style>
    <style:style style:name="T131" style:family="text">
      <style:text-properties style:font-name="Noto Sans Malayalam UI" fo:font-size="10pt"/>
    </style:style>
    <style:style style:name="T132" style:family="text">
      <style:text-properties style:font-name="Noto Sans Mandaic" fo:font-size="10pt"/>
    </style:style>
    <style:style style:name="T133" style:family="text">
      <style:text-properties style:font-name="Noto Sans Manichaean" fo:font-size="10pt"/>
    </style:style>
    <style:style style:name="T134" style:family="text">
      <style:text-properties style:font-name="Noto Sans Marchen" fo:font-size="10pt"/>
    </style:style>
    <style:style style:name="T135" style:family="text">
      <style:text-properties style:font-name="Noto Sans Math" fo:font-size="10pt"/>
    </style:style>
    <style:style style:name="T136" style:family="text">
      <style:text-properties style:font-name="Noto Sans Mayan Numerals" fo:font-size="10pt"/>
    </style:style>
    <style:style style:name="T137" style:family="text">
      <style:text-properties style:font-name="Noto Sans MeeteiMayek" fo:font-size="10pt"/>
    </style:style>
    <style:style style:name="T138" style:family="text">
      <style:text-properties style:font-name="Noto Sans Mende Kikakui" fo:font-size="10pt"/>
    </style:style>
    <style:style style:name="T139" style:family="text">
      <style:text-properties style:font-name="Noto Sans Meroitic" fo:font-size="10pt"/>
    </style:style>
    <style:style style:name="T140" style:family="text">
      <style:text-properties style:font-name="Noto Sans Miao" fo:font-size="10pt"/>
    </style:style>
    <style:style style:name="T141" style:family="text">
      <style:text-properties style:font-name="Noto Sans Modi" fo:font-size="10pt"/>
    </style:style>
    <style:style style:name="T142" style:family="text">
      <style:text-properties style:font-name="Noto Sans Mongolian" fo:font-size="10pt"/>
    </style:style>
    <style:style style:name="T143" style:family="text">
      <style:text-properties style:font-name="Noto Sans Mono" fo:font-size="10pt"/>
    </style:style>
    <style:style style:name="T144" style:family="text">
      <style:text-properties style:font-name="Noto Sans Mono CJK HK" fo:font-size="10pt"/>
    </style:style>
    <style:style style:name="T145" style:family="text">
      <style:text-properties style:font-name="Noto Sans Mono CJK JP" fo:font-size="10pt"/>
    </style:style>
    <style:style style:name="T146" style:family="text">
      <style:text-properties style:font-name="Noto Sans Mono CJK KR" fo:font-size="10pt"/>
    </style:style>
    <style:style style:name="T147" style:family="text">
      <style:text-properties style:font-name="Noto Sans Mono CJK SC" fo:font-size="10pt"/>
    </style:style>
    <style:style style:name="T148" style:family="text">
      <style:text-properties style:font-name="Noto Sans Mono CJK TC" fo:font-size="10pt"/>
    </style:style>
    <style:style style:name="T149" style:family="text">
      <style:text-properties style:font-name="Noto Sans Mro" fo:font-size="10pt"/>
    </style:style>
    <style:style style:name="T150" style:family="text">
      <style:text-properties style:font-name="Noto Sans Multani" fo:font-size="10pt"/>
    </style:style>
    <style:style style:name="T151" style:family="text">
      <style:text-properties style:font-name="Noto Sans Myanmar" fo:font-size="10pt"/>
    </style:style>
    <style:style style:name="T152" style:family="text">
      <style:text-properties style:font-name="Noto Sans Myanmar UI" fo:font-size="10pt"/>
    </style:style>
    <style:style style:name="T153" style:family="text">
      <style:text-properties style:font-name="Noto Sans N'Ko" fo:font-size="10pt"/>
    </style:style>
    <style:style style:name="T154" style:family="text">
      <style:text-properties style:font-name="Noto Sans Nabataean" fo:font-size="10pt"/>
    </style:style>
    <style:style style:name="T155" style:family="text">
      <style:text-properties style:font-name="Noto Sans NewTaiLue" fo:font-size="10pt"/>
    </style:style>
    <style:style style:name="T156" style:family="text">
      <style:text-properties style:font-name="Noto Sans Newa" fo:font-size="10pt"/>
    </style:style>
    <style:style style:name="T157" style:family="text">
      <style:text-properties style:font-name="Noto Sans Ogham" fo:font-size="10pt"/>
    </style:style>
    <style:style style:name="T158" style:family="text">
      <style:text-properties style:font-name="Noto Sans Ol Chiki" fo:font-size="10pt"/>
    </style:style>
    <style:style style:name="T159" style:family="text">
      <style:text-properties style:font-name="Noto Sans Old Italic" fo:font-size="10pt"/>
    </style:style>
    <style:style style:name="T160" style:family="text">
      <style:text-properties style:font-name="Noto Sans Old Permic" fo:font-size="10pt"/>
    </style:style>
    <style:style style:name="T161" style:family="text">
      <style:text-properties style:font-name="Noto Sans Old Turkic" fo:font-size="10pt"/>
    </style:style>
    <style:style style:name="T162" style:family="text">
      <style:text-properties style:font-name="Noto Sans OldHung" fo:font-size="10pt"/>
    </style:style>
    <style:style style:name="T163" style:family="text">
      <style:text-properties style:font-name="Noto Sans OldNorArab" fo:font-size="10pt"/>
    </style:style>
    <style:style style:name="T164" style:family="text">
      <style:text-properties style:font-name="Noto Sans OldPersian" fo:font-size="10pt"/>
    </style:style>
    <style:style style:name="T165" style:family="text">
      <style:text-properties style:font-name="Noto Sans OldSogdian" fo:font-size="10pt"/>
    </style:style>
    <style:style style:name="T166" style:family="text">
      <style:text-properties style:font-name="Noto Sans OldSouArab" fo:font-size="10pt"/>
    </style:style>
    <style:style style:name="T167" style:family="text">
      <style:text-properties style:font-name="Noto Sans Oriya" fo:font-size="10pt"/>
    </style:style>
    <style:style style:name="T168" style:family="text">
      <style:text-properties style:font-name="Noto Sans Oriya UI" fo:font-size="10pt"/>
    </style:style>
    <style:style style:name="T169" style:family="text">
      <style:text-properties style:font-name="Noto Sans Osage" fo:font-size="10pt"/>
    </style:style>
    <style:style style:name="T170" style:family="text">
      <style:text-properties style:font-name="Noto Sans Osmanya" fo:font-size="10pt"/>
    </style:style>
    <style:style style:name="T171" style:family="text">
      <style:text-properties style:font-name="Noto Sans Pahawh Hmong" fo:font-size="10pt"/>
    </style:style>
    <style:style style:name="T172" style:family="text">
      <style:text-properties style:font-name="Noto Sans Palmyrene" fo:font-size="10pt"/>
    </style:style>
    <style:style style:name="T173" style:family="text">
      <style:text-properties style:font-name="Noto Sans PauCinHau" fo:font-size="10pt"/>
    </style:style>
    <style:style style:name="T174" style:family="text">
      <style:text-properties style:font-name="Noto Sans PhagsPa" fo:font-size="10pt"/>
    </style:style>
    <style:style style:name="T175" style:family="text">
      <style:text-properties style:font-name="Noto Sans Phoenician" fo:font-size="10pt"/>
    </style:style>
    <style:style style:name="T176" style:family="text">
      <style:text-properties style:font-name="Noto Sans PsaPahlavi" fo:font-size="10pt"/>
    </style:style>
    <style:style style:name="T177" style:family="text">
      <style:text-properties style:font-name="Noto Sans Rejang" fo:font-size="10pt"/>
    </style:style>
    <style:style style:name="T178" style:family="text">
      <style:text-properties style:font-name="Noto Sans Runic" fo:font-size="10pt"/>
    </style:style>
    <style:style style:name="T179" style:family="text">
      <style:text-properties style:font-name="Noto Sans Samaritan" fo:font-size="10pt"/>
    </style:style>
    <style:style style:name="T180" style:family="text">
      <style:text-properties style:font-name="Noto Sans Saurashtra" fo:font-size="10pt"/>
    </style:style>
    <style:style style:name="T181" style:family="text">
      <style:text-properties style:font-name="Noto Sans Sharada" fo:font-size="10pt"/>
    </style:style>
    <style:style style:name="T182" style:family="text">
      <style:text-properties style:font-name="Noto Sans Shavian" fo:font-size="10pt"/>
    </style:style>
    <style:style style:name="T183" style:family="text">
      <style:text-properties style:font-name="Noto Sans Siddham" fo:font-size="10pt"/>
    </style:style>
    <style:style style:name="T184" style:family="text">
      <style:text-properties style:font-name="Noto Sans Sinhala" fo:font-size="10pt"/>
    </style:style>
    <style:style style:name="T185" style:family="text">
      <style:text-properties style:font-name="Noto Sans Sinhala UI" fo:font-size="10pt"/>
    </style:style>
    <style:style style:name="T186" style:family="text">
      <style:text-properties style:font-name="Noto Sans SoraSomp" fo:font-size="10pt"/>
    </style:style>
    <style:style style:name="T187" style:family="text">
      <style:text-properties style:font-name="Noto Sans Sundanese" fo:font-size="10pt"/>
    </style:style>
    <style:style style:name="T188" style:family="text">
      <style:text-properties style:font-name="Noto Sans Syloti Nagri" fo:font-size="10pt"/>
    </style:style>
    <style:style style:name="T189" style:family="text">
      <style:text-properties style:font-name="Noto Sans Symbols" fo:font-size="10pt"/>
    </style:style>
    <style:style style:name="T190" style:family="text">
      <style:text-properties style:font-name="Noto Sans Symbols2" fo:font-size="10pt"/>
    </style:style>
    <style:style style:name="T191" style:family="text">
      <style:text-properties style:font-name="Noto Sans Syriac" fo:font-size="10pt"/>
    </style:style>
    <style:style style:name="T192" style:family="text">
      <style:text-properties style:font-name="Noto Sans Tagalog" fo:font-size="10pt"/>
    </style:style>
    <style:style style:name="T193" style:family="text">
      <style:text-properties style:font-name="Noto Sans Tagbanwa" fo:font-size="10pt"/>
    </style:style>
    <style:style style:name="T194" style:family="text">
      <style:text-properties style:font-name="Noto Sans Tai Le" fo:font-size="10pt"/>
    </style:style>
    <style:style style:name="T195" style:family="text">
      <style:text-properties style:font-name="Noto Sans Tai Tham" fo:font-size="10pt"/>
    </style:style>
    <style:style style:name="T196" style:family="text">
      <style:text-properties style:font-name="Noto Sans Tai Viet" fo:font-size="10pt"/>
    </style:style>
    <style:style style:name="T197" style:family="text">
      <style:text-properties style:font-name="Noto Sans Takri" fo:font-size="10pt"/>
    </style:style>
    <style:style style:name="T198" style:family="text">
      <style:text-properties style:font-name="Noto Sans Tamil" fo:font-size="10pt"/>
    </style:style>
    <style:style style:name="T199" style:family="text">
      <style:text-properties style:font-name="Noto Sans Tamil Supplement" fo:font-size="10pt"/>
    </style:style>
    <style:style style:name="T200" style:family="text">
      <style:text-properties style:font-name="Noto Sans Tamil UI" fo:font-size="10pt"/>
    </style:style>
    <style:style style:name="T201" style:family="text">
      <style:text-properties style:font-name="Noto Sans Telugu" fo:font-size="10pt"/>
    </style:style>
    <style:style style:name="T202" style:family="text">
      <style:text-properties style:font-name="Noto Sans Telugu UI" fo:font-size="10pt"/>
    </style:style>
    <style:style style:name="T203" style:family="text">
      <style:text-properties style:font-name="Noto Sans Thaana" fo:font-size="10pt"/>
    </style:style>
    <style:style style:name="T204" style:family="text">
      <style:text-properties style:font-name="Noto Sans Thai" fo:font-size="10pt"/>
    </style:style>
    <style:style style:name="T205" style:family="text">
      <style:text-properties style:font-name="Noto Sans Thai UI" fo:font-size="10pt"/>
    </style:style>
    <style:style style:name="T206" style:family="text">
      <style:text-properties style:font-name="Noto Sans Tibetan" fo:font-size="10pt"/>
    </style:style>
    <style:style style:name="T207" style:family="text">
      <style:text-properties style:font-name="Noto Sans Tifinagh" fo:font-size="10pt"/>
    </style:style>
    <style:style style:name="T208" style:family="text">
      <style:text-properties style:font-name="Noto Sans Tirhuta" fo:font-size="10pt"/>
    </style:style>
    <style:style style:name="T209" style:family="text">
      <style:text-properties style:font-name="Noto Sans Ugaritic" fo:font-size="10pt"/>
    </style:style>
    <style:style style:name="T210" style:family="text">
      <style:text-properties style:font-name="Noto Sans Vai" fo:font-size="10pt"/>
    </style:style>
    <style:style style:name="T211" style:family="text">
      <style:text-properties style:font-name="Noto Sans WarangCiti" fo:font-size="10pt"/>
    </style:style>
    <style:style style:name="T212" style:family="text">
      <style:text-properties style:font-name="Noto Sans Yi" fo:font-size="10pt"/>
    </style:style>
    <style:style style:name="T213" style:family="text">
      <style:text-properties style:font-name="Noto Serif" fo:font-size="10pt"/>
    </style:style>
    <style:style style:name="T214" style:family="text">
      <style:text-properties style:font-name="Noto Serif Ahom" fo:font-size="10pt"/>
    </style:style>
    <style:style style:name="T215" style:family="text">
      <style:text-properties style:font-name="Noto Serif Armenian" fo:font-size="10pt"/>
    </style:style>
    <style:style style:name="T216" style:family="text">
      <style:text-properties style:font-name="Noto Serif Balinese" fo:font-size="10pt"/>
    </style:style>
    <style:style style:name="T217" style:family="text">
      <style:text-properties style:font-name="Noto Serif Bengali" fo:font-size="10pt"/>
    </style:style>
    <style:style style:name="T218" style:family="text">
      <style:text-properties style:font-name="Noto Serif CJK JP" fo:font-size="10pt"/>
    </style:style>
    <style:style style:name="T219" style:family="text">
      <style:text-properties style:font-name="Noto Serif CJK KR" fo:font-size="10pt"/>
    </style:style>
    <style:style style:name="T220" style:family="text">
      <style:text-properties style:font-name="Noto Serif CJK SC" fo:font-size="10pt"/>
    </style:style>
    <style:style style:name="T221" style:family="text">
      <style:text-properties style:font-name="Noto Serif CJK TC" fo:font-size="10pt"/>
    </style:style>
    <style:style style:name="T222" style:family="text">
      <style:text-properties style:font-name="Noto Serif Devanagari" fo:font-size="10pt"/>
    </style:style>
    <style:style style:name="T223" style:family="text">
      <style:text-properties style:font-name="Noto Serif Display" fo:font-size="10pt"/>
    </style:style>
    <style:style style:name="T224" style:family="text">
      <style:text-properties style:font-name="Noto Serif Dogra" fo:font-size="10pt"/>
    </style:style>
    <style:style style:name="T225" style:family="text">
      <style:text-properties style:font-name="Noto Serif Ethiopic" fo:font-size="10pt"/>
    </style:style>
    <style:style style:name="T226" style:family="text">
      <style:text-properties style:font-name="Noto Serif Georgian" fo:font-size="10pt"/>
    </style:style>
    <style:style style:name="T227" style:family="text">
      <style:text-properties style:font-name="Noto Serif Gujarati" fo:font-size="10pt"/>
    </style:style>
    <style:style style:name="T228" style:family="text">
      <style:text-properties style:font-name="Noto Serif Gurmukhi" fo:font-size="10pt"/>
    </style:style>
    <style:style style:name="T229" style:family="text">
      <style:text-properties style:font-name="Noto Serif Hebrew" fo:font-size="10pt"/>
    </style:style>
    <style:style style:name="T230" style:family="text">
      <style:text-properties style:font-name="Noto Serif Kannada" fo:font-size="10pt"/>
    </style:style>
    <style:style style:name="T231" style:family="text">
      <style:text-properties style:font-name="Noto Serif Khmer" fo:font-size="10pt"/>
    </style:style>
    <style:style style:name="T232" style:family="text">
      <style:text-properties style:font-name="Noto Serif Lao" fo:font-size="10pt"/>
    </style:style>
    <style:style style:name="T233" style:family="text">
      <style:text-properties style:font-name="Noto Serif Malayalam" fo:font-size="10pt"/>
    </style:style>
    <style:style style:name="T234" style:family="text">
      <style:text-properties style:font-name="Noto Serif Myanmar" fo:font-size="10pt"/>
    </style:style>
    <style:style style:name="T235" style:family="text">
      <style:text-properties style:font-name="Noto Serif Sinhala" fo:font-size="10pt"/>
    </style:style>
    <style:style style:name="T236" style:family="text">
      <style:text-properties style:font-name="Noto Serif Tamil" fo:font-size="10pt"/>
    </style:style>
    <style:style style:name="T237" style:family="text">
      <style:text-properties style:font-name="Noto Serif Tangut" fo:font-size="10pt"/>
    </style:style>
    <style:style style:name="T238" style:family="text">
      <style:text-properties style:font-name="Noto Serif Telugu" fo:font-size="10pt"/>
    </style:style>
    <style:style style:name="T239" style:family="text">
      <style:text-properties style:font-name="Noto Serif Thai" fo:font-size="10pt"/>
    </style:style>
    <style:style style:name="T240" style:family="text">
      <style:text-properties style:font-name="Noto Serif Tibetan" fo:font-size="10pt"/>
    </style:style>
    <style:style style:name="T241" style:family="text">
      <style:text-properties style:font-name="NotoSerifTamilSlanted" fo:font-size="10pt"/>
    </style:style>
    <style:style style:name="T242" style:family="text">
      <style:text-properties style:font-name="OpenSymbol" fo:font-size="10pt"/>
    </style:style>
    <style:style style:name="T243" style:family="text">
      <style:text-properties style:font-name="P052" fo:font-size="10pt"/>
    </style:style>
    <style:style style:name="T244" style:family="text">
      <style:text-properties style:font-name="Roboto" fo:font-size="10pt"/>
    </style:style>
    <style:style style:name="T245" style:family="text">
      <style:text-properties style:font-name="Roboto Black" fo:font-size="10pt"/>
    </style:style>
    <style:style style:name="T246" style:family="text">
      <style:text-properties style:font-name="Roboto Condensed" fo:font-size="10pt"/>
    </style:style>
    <style:style style:name="T247" style:family="text">
      <style:text-properties style:font-name="Roboto Condensed Light" fo:font-size="10pt"/>
    </style:style>
    <style:style style:name="T248" style:family="text">
      <style:text-properties style:font-name="Roboto Condensed Medium" fo:font-size="10pt"/>
    </style:style>
    <style:style style:name="T249" style:family="text">
      <style:text-properties style:font-name="Roboto Light" fo:font-size="10pt"/>
    </style:style>
    <style:style style:name="T250" style:family="text">
      <style:text-properties style:font-name="Roboto Medium" fo:font-size="10pt"/>
    </style:style>
    <style:style style:name="T251" style:family="text">
      <style:text-properties style:font-name="Roboto Thin" fo:font-size="10pt"/>
    </style:style>
    <style:style style:name="T252" style:family="text">
      <style:text-properties style:font-name="Standard Symbols PS" fo:font-size="10pt"/>
    </style:style>
    <style:style style:name="T253" style:family="text">
      <style:text-properties style:font-name="Symbola" fo:font-size="10pt"/>
    </style:style>
    <style:style style:name="T254" style:family="text">
      <style:text-properties style:font-name="Times New Roman" fo:font-size="10pt"/>
    </style:style>
    <style:style style:name="T255" style:family="text">
      <style:text-properties style:font-name="Tinos" fo:font-size="10pt"/>
    </style:style>
    <style:style style:name="T256" style:family="text">
      <style:text-properties style:font-name="Trebuchet MS" fo:font-size="10pt"/>
    </style:style>
    <style:style style:name="T257" style:family="text">
      <style:text-properties style:font-name="URW Bookman" fo:font-size="10pt"/>
    </style:style>
    <style:style style:name="T258" style:family="text">
      <style:text-properties style:font-name="URW Gothic" fo:font-size="10pt"/>
    </style:style>
    <style:style style:name="T259" style:family="text">
      <style:text-properties style:font-name="Verdana" fo:font-size="10pt"/>
    </style:style>
    <style:style style:name="T260" style:family="text">
      <style:text-properties style:font-name="Webdings" fo:font-size="10pt"/>
    </style:style>
    <style:style style:name="T261" style:family="text">
      <style:text-properties style:font-name="Z003" fo:font-size="10pt"/>
    </style:style>
    <style:style style:name="T262" style:family="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line-break/><text:span text:style-name="T1">Andale Mono: </text:span><text:span text:style-name="T2">ABCDEFGHIJKLMNOPQRSTUVWXYZabcdefghijklmnopqrstuvwxyz0123456789</text:span><text:span text:style-name="T3"><text:line-break/><text:line-break/>Arial: </text:span><text:span text:style-name="T4">ABCDEFGHIJKLMNOPQRSTUVWXYZabcdefghijklmnopqrstuvwxyz0123456789</text:span><text:span text:style-name="T3"><text:line-break/><text:line-break/>Arial Black: </text:span><text:span text:style-name="T5">ABCDEFGHIJKLMNOPQRSTUVWXYZabcdefghijklmnopqrstuvwxyz0123456789</text:span><text:span text:style-name="T3"><text:line-break/><text:line-break/>Arimo: </text:span><text:span text:style-name="T6">ABCDEFGHIJKLMNOPQRSTUVWXYZabcdefghijklmnopqrstuvwxyz0123456789</text:span><text:span text:style-name="T3"><text:line-break/><text:line-break/>C059: </text:span><text:span text:style-name="T7">ABCDEFGHIJKLMNOPQRSTUVWXYZabcdefghijklmnopqrstuvwxyz0123456789</text:span><text:span text:style-name="T3"><text:line-break/><text:line-break/>Caladea: </text:span><text:span text:style-name="T8">ABCDEFGHIJKLMNOPQRSTUVWXYZabcdefghijklmnopqrstuvwxyz0123456789</text:span><text:span text:style-name="T3"><text:line-break/><text:line-break/>Cantarell: </text:span><text:span text:style-name="T9">ABCDEFGHIJKLMNOPQRSTUVWXYZabcdefghijklmnopqrstuvwxyz0123456789</text:span><text:span text:style-name="T3"><text:line-break/><text:line-break/>Cantarell Extra Bold: </text:span><text:span text:style-name="T10">ABCDEFGHIJKLMNOPQRSTUVWXYZabcdefghijklmnopqrstuvwxyz0123456789</text:span><text:span text:style-name="T3"><text:line-break/><text:line-break/>Cantarell Light: </text:span><text:span text:style-name="T11">ABCDEFGHIJKLMNOPQRSTUVWXYZabcdefghijklmnopqrstuvwxyz0123456789</text:span><text:span text:style-name="T3"><text:line-break/><text:line-break/>Cantarell Thin: </text:span><text:span text:style-name="T12">ABCDEFGHIJKLMNOPQRSTUVWXYZabcdefghijklmnopqrstuvwxyz0123456789</text:span><text:span text:style-name="T3"><text:line-break/><text:line-break/>Carlito: </text:span><text:span text:style-name="T13">ABCDEFGHIJKLMNOPQRSTUVWXYZabcdefghijklmnopqrstuvwxyz0123456789</text:span><text:span text:style-name="T3"><text:line-break/><text:line-break/>Comic Sans MS: </text:span><text:span text:style-name="T14">ABCDEFGHIJKLMNOPQRSTUVWXYZabcdefghijklmnopqrstuvwxyz0123456789</text:span><text:span text:style-name="T3"><text:line-break/><text:line-break/>Courier New: </text:span><text:span text:style-name="T15">ABCDEFGHIJKLMNOPQRSTUVWXYZabcdefghijklmnopqrstuvwxyz0123456789</text:span><text:span text:style-name="T3"><text:line-break/><text:line-break/>Cousine: </text:span><text:span text:style-name="T16">ABCDEFGHIJKLMNOPQRSTUVWXYZabcdefghijklmnopqrstuvwxyz0123456789</text:span><text:span text:style-name="T3"><text:line-break/><text:line-break/>D050000L: </text:span><text:span text:style-name="T17">ABCDEFGHIJKLMNOPQRSTUVWXYZabcdefghijklmnopqrstuvwxyz0123456789</text:span><text:span text:style-name="T3"><text:line-break/><text:line-break/>DejaVu Math TeX Gyre: </text:span><text:span text:style-name="T18">ABCDEFGHIJKLMNOPQRSTUVWXYZabcdefghijklmnopqrstuvwxyz0123456789</text:span><text:span text:style-name="T3"><text:line-break/><text:line-break/>DejaVu Sans: </text:span><text:span text:style-name="T19">ABCDEFGHIJKLMNOPQRSTUVWXYZabcdefghijklmnopqrstuvwxyz0123456789</text:span><text:span text:style-name="T3"><text:line-break/><text:line-break/>DejaVu Sans Condensed: </text:span><text:span text:style-name="T20">ABCDEFGHIJKLMNOPQRSTUVWXYZabcdefghijklmnopqrstuvwxyz0123456789</text:span><text:span text:style-name="T3"><text:line-break/><text:line-break/>DejaVu Sans Light: </text:span><text:span text:style-name="T21">ABCDEFGHIJKLMNOPQRSTUVWXYZabcdefghijklmnopqrstuvwxyz0123456789</text:span><text:span text:style-name="T3"><text:line-break/><text:line-break/>DejaVu Sans Mono: </text:span><text:span text:style-name="T22">ABCDEFGHIJKLMNOPQRSTUVWXYZabcdefghijklmnopqrstuvwxyz0123456789</text:span><text:span text:style-name="T3"><text:line-break/><text:line-break/>DejaVu Serif: </text:span><text:span text:style-name="T23">ABCDEFGHIJKLMNOPQRSTUVWXYZabcdefghijklmnopqrstuvwxyz0123456789</text:span><text:span text:style-name="T3"><text:line-break/><text:line-break/>DejaVu Serif Condensed: </text:span><text:span text:style-name="T24">ABCDEFGHIJKLMNOPQRSTUVWXYZabcdefghijklmnopqrstuvwxyz0123456789</text:span><text:span text:style-name="T3"><text:line-break/><text:line-break/>FreeMono: </text:span><text:span text:style-name="T25">ABCDEFGHIJKLMNOPQRSTUVWXYZabcdefghijklmnopqrstuvwxyz0123456789</text:span><text:span text:style-name="T3"><text:line-break/><text:line-break/>FreeSans: </text:span><text:span text:style-name="T26">ABCDEFGHIJKLMNOPQRSTUVWXYZabcdefghijklmnopqrstuvwxyz0123456789</text:span><text:span text:style-name="T3"><text:line-break/><text:line-break/>FreeSerif: </text:span><text:span text:style-name="T27">ABCDEFGHIJKLMNOPQRSTUVWXYZabcdefghijklmnopqrstuvwxyz0123456789</text:span><text:span text:style-name="T3"><text:line-break/><text:line-break/>Gentium: </text:span><text:span text:style-name="T28">ABCDEFGHIJKLMNOPQRSTUVWXYZabcdefghijklmnopqrstuvwxyz0123456789</text:span><text:span text:style-name="T3"><text:line-break/><text:line-break/>Gentium Basic: </text:span><text:span text:style-name="T29">ABCDEFGHIJKLMNOPQRSTUVWXYZabcdefghijklmnopqrstuvwxyz0123456789</text:span><text:span text:style-name="T3"><text:line-break/><text:line-break/></text:span><text:soft-page-break/><text:span text:style-name="T3">Gentium Book Basic: </text:span><text:span text:style-name="T30">ABCDEFGHIJKLMNOPQRSTUVWXYZabcdefghijklmnopqrstuvwxyz0123456789</text:span><text:span text:style-name="T3"><text:line-break/><text:line-break/>GentiumAlt: </text:span><text:span text:style-name="T31">ABCDEFGHIJKLMNOPQRSTUVWXYZabcdefghijklmnopqrstuvwxyz0123456789</text:span><text:span text:style-name="T3"><text:line-break/><text:line-break/>Georgia: </text:span><text:span text:style-name="T32">ABCDEFGHIJKLMNOPQRSTUVWXYZabcdefghijklmnopqrstuvwxyz0123456789</text:span><text:span text:style-name="T3"><text:line-break/><text:line-break/>IPAexGothic: </text:span><text:span text:style-name="T33">ABCDEFGHIJKLMNOPQRSTUVWXYZabcdefghijklmnopqrstuvwxyz0123456789</text:span><text:span text:style-name="T3"><text:line-break/><text:line-break/>IPAexMincho: </text:span><text:span text:style-name="T34">ABCDEFGHIJKLMNOPQRSTUVWXYZabcdefghijklmnopqrstuvwxyz0123456789</text:span><text:span text:style-name="T3"><text:line-break/><text:line-break/>Impact: </text:span><text:span text:style-name="T35">ABCDEFGHIJKLMNOPQRSTUVWXYZabcdefghijklmnopqrstuvwxyz0123456789</text:span><text:span text:style-name="T3"><text:line-break/><text:line-break/>Liberation Mono: </text:span><text:span text:style-name="T36">ABCDEFGHIJKLMNOPQRSTUVWXYZabcdefghijklmnopqrstuvwxyz0123456789</text:span><text:span text:style-name="T3"><text:line-break/><text:line-break/>Liberation Sans: </text:span><text:span text:style-name="T37">ABCDEFGHIJKLMNOPQRSTUVWXYZabcdefghijklmnopqrstuvwxyz0123456789</text:span><text:span text:style-name="T3"><text:line-break/><text:line-break/>Liberation Sans Narrow: </text:span><text:span text:style-name="T38">ABCDEFGHIJKLMNOPQRSTUVWXYZabcdefghijklmnopqrstuvwxyz0123456789</text:span><text:span text:style-name="T3"><text:line-break/><text:line-break/>Liberation Serif: ABCDEFGHIJKLMNOPQRSTUVWXYZabcdefghijklmnopqrstuvwxyz0123456789<text:line-break/><text:line-break/>Linux Biolinum Keyboard O: </text:span><text:span text:style-name="T39">ABCDEFGHIJKLMNOPQRSTUVWXYZabcdefghijklmnopqrstuvwxyz0123456789</text:span><text:span text:style-name="T3"><text:line-break/><text:line-break/>Linux Biolinum O: </text:span><text:span text:style-name="T40">ABCDEFGHIJKLMNOPQRSTUVWXYZabcdefghijklmnopqrstuvwxyz0123456789</text:span><text:span text:style-name="T3"><text:line-break/><text:line-break/>Linux Libertine Display O: </text:span><text:span text:style-name="T41">ABCDEFGHIJKLMNOPQRSTUVWXYZabcdefghijklmnopqrstuvwxyz0123456789</text:span><text:span text:style-name="T3"><text:line-break/><text:line-break/>Linux Libertine Initials O: </text:span><text:span text:style-name="T42">ABCDEFGHIJKLMNOPQRSTUVWXYZabcdefghijklmnopqrstuvwxyz0123456789</text:span><text:span text:style-name="T3"><text:line-break/><text:line-break/>Linux Libertine Mono O: </text:span><text:span text:style-name="T43">ABCDEFGHIJKLMNOPQRSTUVWXYZabcdefghijklmnopqrstuvwxyz0123456789</text:span><text:span text:style-name="T3"><text:line-break/><text:line-break/>Linux Libertine O: </text:span><text:span text:style-name="T44">ABCDEFGHIJKLMNOPQRSTUVWXYZabcdefghijklmnopqrstuvwxyz0123456789</text:span><text:span text:style-name="T3"><text:line-break/><text:line-break/>Nimbus Mono PS: </text:span><text:span text:style-name="T45">ABCDEFGHIJKLMNOPQRSTUVWXYZabcdefghijklmnopqrstuvwxyz0123456789</text:span><text:span text:style-name="T3"><text:line-break/><text:line-break/>Nimbus Roman: </text:span><text:span text:style-name="T46">ABCDEFGHIJKLMNOPQRSTUVWXYZabcdefghijklmnopqrstuvwxyz0123456789</text:span><text:span text:style-name="T3"><text:line-break/><text:line-break/>Nimbus Sans: </text:span><text:span text:style-name="T47">ABCDEFGHIJKLMNOPQRSTUVWXYZabcdefghijklmnopqrstuvwxyz0123456789</text:span><text:span text:style-name="T3"><text:line-break/><text:line-break/>Nimbus Sans Narrow: </text:span><text:span text:style-name="T48">ABCDEFGHIJKLMNOPQRSTUVWXYZabcdefghijklmnopqrstuvwxyz0123456789</text:span><text:span text:style-name="T3"><text:line-break/><text:line-break/>Noto Kufi Arabic: </text:span><text:span text:style-name="T49">ABCDEFGHIJKLMNOPQRSTUVWXYZabcdefghijklmnopqrstuvwxyz0123456789</text:span><text:span text:style-name="T3"><text:line-break/><text:line-break/>Noto Mono: </text:span><text:span text:style-name="T50">ABCDEFGHIJKLMNOPQRSTUVWXYZabcdefghijklmnopqrstuvwxyz0123456789</text:span><text:span text:style-name="T3"><text:line-break/><text:line-break/>Noto Music: </text:span><text:span text:style-name="T51">ABCDEFGHIJKLMNOPQRSTUVWXYZabcdefghijklmnopqrstuvwxyz0123456789</text:span><text:span text:style-name="T3"><text:line-break/><text:line-break/>Noto Naskh Arabic: </text:span><text:span text:style-name="T52">ABCDEFGHIJKLMNOPQRSTUVWXYZabcdefghijklmnopqrstuvwxyz0123456789</text:span><text:span text:style-name="T3"><text:line-break/><text:line-break/>Noto Naskh Arabic UI: </text:span><text:span text:style-name="T53">ABCDEFGHIJKLMNOPQRSTUVWXYZabcdefghijklmnopqrstuvwxyz0123456789</text:span><text:span text:style-name="T3"><text:line-break/><text:line-break/>Noto Nastaliq Urdu: </text:span><text:span text:style-name="T54">ABCDEFGHIJKLMNOPQRSTUVWXYZabcdefghijklmnopqrstuvwxyz0123456789</text:span><text:span text:style-name="T3"><text:line-break/></text:span><text:soft-page-break/><text:span text:style-name="T3"><text:line-break/>Noto Sans: </text:span><text:span text:style-name="T55">ABCDEFGHIJKLMNOPQRSTUVWXYZabcdefghijklmnopqrstuvwxyz0123456789</text:span><text:span text:style-name="T3"><text:line-break/><text:line-break/>Noto Sans Adlam: </text:span><text:span text:style-name="T56">ABCDEFGHIJKLMNOPQRSTUVWXYZabcdefghijklmnopqrstuvwxyz0123456789</text:span><text:span text:style-name="T3"><text:line-break/><text:line-break/>Noto Sans Adlam Unjoined: </text:span><text:span text:style-name="T57">ABCDEFGHIJKLMNOPQRSTUVWXYZabcdefghijklmnopqrstuvwxyz0123456789</text:span><text:span text:style-name="T3"><text:line-break/><text:line-break/>Noto Sans AnatoHiero: </text:span><text:span text:style-name="T58">ABCDEFGHIJKLMNOPQRSTUVWXYZabcdefghijklmnopqrstuvwxyz0123456789</text:span><text:span text:style-name="T3"><text:line-break/><text:line-break/>Noto Sans Arabic: </text:span><text:span text:style-name="T59">ABCDEFGHIJKLMNOPQRSTUVWXYZabcdefghijklmnopqrstuvwxyz0123456789</text:span><text:span text:style-name="T3"><text:line-break/><text:line-break/>Noto Sans Arabic UI: </text:span><text:span text:style-name="T60">ABCDEFGHIJKLMNOPQRSTUVWXYZabcdefghijklmnopqrstuvwxyz0123456789</text:span><text:span text:style-name="T3"><text:line-break/><text:line-break/>Noto Sans Armenian: </text:span><text:span text:style-name="T61">ABCDEFGHIJKLMNOPQRSTUVWXYZabcdefghijklmnopqrstuvwxyz0123456789</text:span><text:span text:style-name="T3"><text:line-break/><text:line-break/>Noto Sans Avestan: </text:span><text:span text:style-name="T62">ABCDEFGHIJKLMNOPQRSTUVWXYZabcdefghijklmnopqrstuvwxyz0123456789</text:span><text:span text:style-name="T3"><text:line-break/><text:line-break/>Noto Sans Bamum: </text:span><text:span text:style-name="T63">ABCDEFGHIJKLMNOPQRSTUVWXYZabcdefghijklmnopqrstuvwxyz0123456789</text:span><text:span text:style-name="T3"><text:line-break/><text:line-break/>Noto Sans Bassa Vah: </text:span><text:span text:style-name="T64">ABCDEFGHIJKLMNOPQRSTUVWXYZabcdefghijklmnopqrstuvwxyz0123456789</text:span><text:span text:style-name="T3"><text:line-break/><text:line-break/>Noto Sans Batak: </text:span><text:span text:style-name="T65">ABCDEFGHIJKLMNOPQRSTUVWXYZabcdefghijklmnopqrstuvwxyz0123456789</text:span><text:span text:style-name="T3"><text:line-break/><text:line-break/>Noto Sans Bengali: </text:span><text:span text:style-name="T66">ABCDEFGHIJKLMNOPQRSTUVWXYZabcdefghijklmnopqrstuvwxyz0123456789</text:span><text:span text:style-name="T3"><text:line-break/><text:line-break/>Noto Sans Bengali UI: </text:span><text:span text:style-name="T67">ABCDEFGHIJKLMNOPQRSTUVWXYZabcdefghijklmnopqrstuvwxyz0123456789</text:span><text:span text:style-name="T3"><text:line-break/><text:line-break/>Noto Sans Bhaiksuki: </text:span><text:span text:style-name="T68">ABCDEFGHIJKLMNOPQRSTUVWXYZabcdefghijklmnopqrstuvwxyz0123456789</text:span><text:span text:style-name="T3"><text:line-break/><text:line-break/>Noto Sans Brahmi: </text:span><text:span text:style-name="T69">ABCDEFGHIJKLMNOPQRSTUVWXYZabcdefghijklmnopqrstuvwxyz0123456789</text:span><text:span text:style-name="T3"><text:line-break/><text:line-break/>Noto Sans Buginese: </text:span><text:span text:style-name="T70">ABCDEFGHIJKLMNOPQRSTUVWXYZabcdefghijklmnopqrstuvwxyz0123456789</text:span><text:span text:style-name="T3"><text:line-break/><text:line-break/>Noto Sans Buhid: </text:span><text:span text:style-name="T71">ABCDEFGHIJKLMNOPQRSTUVWXYZabcdefghijklmnopqrstuvwxyz0123456789</text:span><text:span text:style-name="T3"><text:line-break/><text:line-break/>Noto Sans CJK HK: </text:span><text:span text:style-name="T72">ABCDEFGHIJKLMNOPQRSTUVWXYZabcdefghijklmnopqrstuvwxyz0123456789</text:span><text:span text:style-name="T3"><text:line-break/><text:line-break/>Noto Sans CJK JP: </text:span><text:span text:style-name="T73">ABCDEFGHIJKLMNOPQRSTUVWXYZabcdefghijklmnopqrstuvwxyz0123456789</text:span><text:span text:style-name="T3"><text:line-break/><text:line-break/>Noto Sans CJK KR: </text:span><text:span text:style-name="T74">ABCDEFGHIJKLMNOPQRSTUVWXYZabcdefghijklmnopqrstuvwxyz0123456789</text:span><text:span text:style-name="T3"><text:line-break/><text:line-break/>Noto Sans CJK SC: </text:span><text:span text:style-name="T75">ABCDEFGHIJKLMNOPQRSTUVWXYZabcdefghijklmnopqrstuvwxyz0123456789</text:span><text:span text:style-name="T3"><text:line-break/><text:line-break/>Noto Sans CJK TC: </text:span><text:span text:style-name="T76">ABCDEFGHIJKLMNOPQRSTUVWXYZabcdefghijklmnopqrstuvwxyz0123456789</text:span><text:span text:style-name="T3"><text:line-break/><text:line-break/>Noto Sans CanAborig: </text:span><text:span text:style-name="T77">ABCDEFGHIJKLMNOPQRSTUVWXYZabcdefghijklmnopqrstuvwxyz0123456789</text:span><text:span text:style-name="T3"><text:line-break/><text:line-break/>Noto Sans Carian: </text:span><text:span text:style-name="T78">ABCDEFGHIJKLMNOPQRSTUVWXYZabcdefghijklmnopqrstuvwxyz0123456789</text:span><text:span text:style-name="T3"><text:line-break/><text:line-break/>Noto Sans CaucAlban: </text:span><text:span text:style-name="T79">ABCDEFGHIJKLMNOPQRSTUVWXYZabcdefghijklmnopqrstuvwxyz0123456789</text:span><text:span text:style-name="T3"><text:line-break/><text:line-break/>Noto Sans Chakma: </text:span><text:span text:style-name="T80">ABCDEFGHIJKLMNOPQRSTUVWXYZabcdefghijklmnopqrstuvwxyz0123456789</text:span><text:span text:style-name="T3"><text:line-break/><text:line-break/></text:span><text:soft-page-break/><text:span text:style-name="T3">Noto Sans Cham: </text:span><text:span text:style-name="T81">ABCDEFGHIJKLMNOPQRSTUVWXYZabcdefghijklmnopqrstuvwxyz0123456789</text:span><text:span text:style-name="T3"><text:line-break/><text:line-break/>Noto Sans Cherokee: </text:span><text:span text:style-name="T82">ABCDEFGHIJKLMNOPQRSTUVWXYZabcdefghijklmnopqrstuvwxyz0123456789</text:span><text:span text:style-name="T3"><text:line-break/><text:line-break/>Noto Sans Coptic: </text:span><text:span text:style-name="T83">ABCDEFGHIJKLMNOPQRSTUVWXYZabcdefghijklmnopqrstuvwxyz0123456789</text:span><text:span text:style-name="T3"><text:line-break/><text:line-break/>Noto Sans Cuneiform: </text:span><text:span text:style-name="T84">ABCDEFGHIJKLMNOPQRSTUVWXYZabcdefghijklmnopqrstuvwxyz0123456789</text:span><text:span text:style-name="T3"><text:line-break/><text:line-break/>Noto Sans Cypriot: </text:span><text:span text:style-name="T85">ABCDEFGHIJKLMNOPQRSTUVWXYZabcdefghijklmnopqrstuvwxyz0123456789</text:span><text:span text:style-name="T3"><text:line-break/><text:line-break/>Noto Sans Deseret: </text:span><text:span text:style-name="T86">ABCDEFGHIJKLMNOPQRSTUVWXYZabcdefghijklmnopqrstuvwxyz0123456789</text:span><text:span text:style-name="T3"><text:line-break/><text:line-break/>Noto Sans Devanagari: </text:span><text:span text:style-name="T87">ABCDEFGHIJKLMNOPQRSTUVWXYZabcdefghijklmnopqrstuvwxyz0123456789</text:span><text:span text:style-name="T3"><text:line-break/><text:line-break/>Noto Sans Devanagari UI: </text:span><text:span text:style-name="T88">ABCDEFGHIJKLMNOPQRSTUVWXYZabcdefghijklmnopqrstuvwxyz0123456789</text:span><text:span text:style-name="T3"><text:line-break/><text:line-break/>Noto Sans Display: </text:span><text:span text:style-name="T89">ABCDEFGHIJKLMNOPQRSTUVWXYZabcdefghijklmnopqrstuvwxyz0123456789</text:span><text:span text:style-name="T3"><text:line-break/><text:line-break/>Noto Sans Duployan: </text:span><text:span text:style-name="T90">ABCDEFGHIJKLMNOPQRSTUVWXYZabcdefghijklmnopqrstuvwxyz0123456789</text:span><text:span text:style-name="T3"><text:line-break/><text:line-break/>Noto Sans EgyptHiero: </text:span><text:span text:style-name="T91">ABCDEFGHIJKLMNOPQRSTUVWXYZabcdefghijklmnopqrstuvwxyz0123456789</text:span><text:span text:style-name="T3"><text:line-break/><text:line-break/>Noto Sans Elbasan: </text:span><text:span text:style-name="T92">ABCDEFGHIJKLMNOPQRSTUVWXYZabcdefghijklmnopqrstuvwxyz0123456789</text:span><text:span text:style-name="T3"><text:line-break/><text:line-break/>Noto Sans Ethiopic: </text:span><text:span text:style-name="T93">ABCDEFGHIJKLMNOPQRSTUVWXYZabcdefghijklmnopqrstuvwxyz0123456789</text:span><text:span text:style-name="T3"><text:line-break/><text:line-break/>Noto Sans Georgian: </text:span><text:span text:style-name="T94">ABCDEFGHIJKLMNOPQRSTUVWXYZabcdefghijklmnopqrstuvwxyz0123456789</text:span><text:span text:style-name="T3"><text:line-break/><text:line-break/>Noto Sans Glagolitic: </text:span><text:span text:style-name="T95">ABCDEFGHIJKLMNOPQRSTUVWXYZabcdefghijklmnopqrstuvwxyz0123456789</text:span><text:span text:style-name="T3"><text:line-break/><text:line-break/>Noto Sans Gothic: </text:span><text:span text:style-name="T96">ABCDEFGHIJKLMNOPQRSTUVWXYZabcdefghijklmnopqrstuvwxyz0123456789</text:span><text:span text:style-name="T3"><text:line-break/><text:line-break/>Noto Sans Grantha: </text:span><text:span text:style-name="T97">ABCDEFGHIJKLMNOPQRSTUVWXYZabcdefghijklmnopqrstuvwxyz0123456789</text:span><text:span text:style-name="T3"><text:line-break/><text:line-break/>Noto Sans Gujarati: </text:span><text:span text:style-name="T98">ABCDEFGHIJKLMNOPQRSTUVWXYZabcdefghijklmnopqrstuvwxyz0123456789</text:span><text:span text:style-name="T3"><text:line-break/><text:line-break/>Noto Sans Gujarati UI: </text:span><text:span text:style-name="T99">ABCDEFGHIJKLMNOPQRSTUVWXYZabcdefghijklmnopqrstuvwxyz0123456789</text:span><text:span text:style-name="T3"><text:line-break/><text:line-break/>Noto Sans Gurmukhi: </text:span><text:span text:style-name="T100">ABCDEFGHIJKLMNOPQRSTUVWXYZabcdefghijklmnopqrstuvwxyz0123456789</text:span><text:span text:style-name="T3"><text:line-break/><text:line-break/>Noto Sans Gurmukhi UI: </text:span><text:span text:style-name="T101">ABCDEFGHIJKLMNOPQRSTUVWXYZabcdefghijklmnopqrstuvwxyz0123456789</text:span><text:span text:style-name="T3"><text:line-break/><text:line-break/>Noto Sans HanifiRohg: </text:span><text:span text:style-name="T102">ABCDEFGHIJKLMNOPQRSTUVWXYZabcdefghijklmnopqrstuvwxyz0123456789</text:span><text:span text:style-name="T3"><text:line-break/><text:line-break/>Noto Sans Hanunoo: </text:span><text:span text:style-name="T103">ABCDEFGHIJKLMNOPQRSTUVWXYZabcdefghijklmnopqrstuvwxyz0123456789</text:span><text:span text:style-name="T3"><text:line-break/><text:line-break/>Noto Sans Hatran: </text:span><text:span text:style-name="T104">ABCDEFGHIJKLMNOPQRSTUVWXYZabcdefghijklmnopqrstuvwxyz0123456789</text:span><text:span text:style-name="T3"><text:line-break/><text:line-break/>Noto Sans Hebrew: </text:span><text:span text:style-name="T105">ABCDEFGHIJKLMNOPQRSTUVWXYZabcdefghijklmnopqrstuvwxyz0123456789</text:span><text:span text:style-name="T3"><text:line-break/><text:line-break/>Noto Sans ImpAramaic: </text:span><text:span text:style-name="T106">ABCDEFGHIJKLMNOPQRSTUVWXYZabcdefghijklmnopqrstuvwxyz0123456789</text:span><text:span text:style-name="T3"><text:line-break/><text:line-break/></text:span><text:soft-page-break/><text:span text:style-name="T3">Noto Sans Indic Siyaq Numbers: </text:span><text:span text:style-name="T107">ABCDEFGHIJKLMNOPQRSTUVWXYZabcdefghijklmnopqrstuvwxyz0123456789</text:span><text:span text:style-name="T3"><text:line-break/><text:line-break/>Noto Sans InsPahlavi: </text:span><text:span text:style-name="T108">ABCDEFGHIJKLMNOPQRSTUVWXYZabcdefghijklmnopqrstuvwxyz0123456789</text:span><text:span text:style-name="T3"><text:line-break/><text:line-break/>Noto Sans InsParthi: </text:span><text:span text:style-name="T109">ABCDEFGHIJKLMNOPQRSTUVWXYZabcdefghijklmnopqrstuvwxyz0123456789</text:span><text:span text:style-name="T3"><text:line-break/><text:line-break/>Noto Sans Javanese: </text:span><text:span text:style-name="T110">ABCDEFGHIJKLMNOPQRSTUVWXYZabcdefghijklmnopqrstuvwxyz0123456789</text:span><text:span text:style-name="T3"><text:line-break/><text:line-break/>Noto Sans Kaithi: </text:span><text:span text:style-name="T111">ABCDEFGHIJKLMNOPQRSTUVWXYZabcdefghijklmnopqrstuvwxyz0123456789</text:span><text:span text:style-name="T3"><text:line-break/><text:line-break/>Noto Sans Kannada: </text:span><text:span text:style-name="T112">ABCDEFGHIJKLMNOPQRSTUVWXYZabcdefghijklmnopqrstuvwxyz0123456789</text:span><text:span text:style-name="T3"><text:line-break/><text:line-break/>Noto Sans Kannada UI: </text:span><text:span text:style-name="T113">ABCDEFGHIJKLMNOPQRSTUVWXYZabcdefghijklmnopqrstuvwxyz0123456789</text:span><text:span text:style-name="T3"><text:line-break/><text:line-break/>Noto Sans Kayah Li: </text:span><text:span text:style-name="T114">ABCDEFGHIJKLMNOPQRSTUVWXYZabcdefghijklmnopqrstuvwxyz0123456789</text:span><text:span text:style-name="T3"><text:line-break/><text:line-break/>Noto Sans Kharoshthi: </text:span><text:span text:style-name="T115">ABCDEFGHIJKLMNOPQRSTUVWXYZabcdefghijklmnopqrstuvwxyz0123456789</text:span><text:span text:style-name="T3"><text:line-break/><text:line-break/>Noto Sans Khmer: </text:span><text:span text:style-name="T116">ABCDEFGHIJKLMNOPQRSTUVWXYZabcdefghijklmnopqrstuvwxyz0123456789</text:span><text:span text:style-name="T3"><text:line-break/><text:line-break/>Noto Sans Khmer UI: </text:span><text:span text:style-name="T117">ABCDEFGHIJKLMNOPQRSTUVWXYZabcdefghijklmnopqrstuvwxyz0123456789</text:span><text:span text:style-name="T3"><text:line-break/><text:line-break/>Noto Sans Khojki: </text:span><text:span text:style-name="T118">ABCDEFGHIJKLMNOPQRSTUVWXYZabcdefghijklmnopqrstuvwxyz0123456789</text:span><text:span text:style-name="T3"><text:line-break/><text:line-break/>Noto Sans Khudawadi: </text:span><text:span text:style-name="T119">ABCDEFGHIJKLMNOPQRSTUVWXYZabcdefghijklmnopqrstuvwxyz0123456789</text:span><text:span text:style-name="T3"><text:line-break/><text:line-break/>Noto Sans Lao: </text:span><text:span text:style-name="T120">ABCDEFGHIJKLMNOPQRSTUVWXYZabcdefghijklmnopqrstuvwxyz0123456789</text:span><text:span text:style-name="T3"><text:line-break/><text:line-break/>Noto Sans Lao UI: </text:span><text:span text:style-name="T121">ABCDEFGHIJKLMNOPQRSTUVWXYZabcdefghijklmnopqrstuvwxyz0123456789</text:span><text:span text:style-name="T3"><text:line-break/><text:line-break/>Noto Sans Lepcha: </text:span><text:span text:style-name="T122">ABCDEFGHIJKLMNOPQRSTUVWXYZabcdefghijklmnopqrstuvwxyz0123456789</text:span><text:span text:style-name="T3"><text:line-break/><text:line-break/>Noto Sans Limbu: </text:span><text:span text:style-name="T123">ABCDEFGHIJKLMNOPQRSTUVWXYZabcdefghijklmnopqrstuvwxyz0123456789</text:span><text:span text:style-name="T3"><text:line-break/><text:line-break/>Noto Sans Linear A: </text:span><text:span text:style-name="T124">ABCDEFGHIJKLMNOPQRSTUVWXYZabcdefghijklmnopqrstuvwxyz0123456789</text:span><text:span text:style-name="T3"><text:line-break/><text:line-break/>Noto Sans Linear B: </text:span><text:span text:style-name="T125">ABCDEFGHIJKLMNOPQRSTUVWXYZabcdefghijklmnopqrstuvwxyz0123456789</text:span><text:span text:style-name="T3"><text:line-break/><text:line-break/>Noto Sans Lisu: </text:span><text:span text:style-name="T126">ABCDEFGHIJKLMNOPQRSTUVWXYZabcdefghijklmnopqrstuvwxyz0123456789</text:span><text:span text:style-name="T3"><text:line-break/><text:line-break/>Noto Sans Lycian: </text:span><text:span text:style-name="T127">ABCDEFGHIJKLMNOPQRSTUVWXYZabcdefghijklmnopqrstuvwxyz0123456789</text:span><text:span text:style-name="T3"><text:line-break/><text:line-break/>Noto Sans Lydian: </text:span><text:span text:style-name="T128">ABCDEFGHIJKLMNOPQRSTUVWXYZabcdefghijklmnopqrstuvwxyz0123456789</text:span><text:span text:style-name="T3"><text:line-break/><text:line-break/>Noto Sans Mahajani: </text:span><text:span text:style-name="T129">ABCDEFGHIJKLMNOPQRSTUVWXYZabcdefghijklmnopqrstuvwxyz0123456789</text:span><text:span text:style-name="T3"><text:line-break/><text:line-break/>Noto Sans Malayalam: </text:span><text:span text:style-name="T130">ABCDEFGHIJKLMNOPQRSTUVWXYZabcdefghijklmnopqrstuvwxyz0123456789</text:span><text:span text:style-name="T3"><text:line-break/><text:line-break/>Noto Sans Malayalam UI: </text:span><text:span text:style-name="T131">ABCDEFGHIJKLMNOPQRSTUVWXYZabcdefghijklmnopqrstuvwxyz0123456789</text:span><text:span text:style-name="T3"><text:line-break/><text:line-break/>Noto Sans Mandaic: </text:span><text:span text:style-name="T132">ABCDEFGHIJKLMNOPQRSTUVWXYZabcdefghijklmnopqrstuvwxyz0123456789</text:span><text:span text:style-name="T3"><text:line-break/><text:line-break/></text:span><text:soft-page-break/><text:span text:style-name="T3">Noto Sans Manichaean: </text:span><text:span text:style-name="T133">ABCDEFGHIJKLMNOPQRSTUVWXYZabcdefghijklmnopqrstuvwxyz0123456789</text:span><text:span text:style-name="T3"><text:line-break/><text:line-break/>Noto Sans Marchen: </text:span><text:span text:style-name="T134">ABCDEFGHIJKLMNOPQRSTUVWXYZabcdefghijklmnopqrstuvwxyz0123456789</text:span><text:span text:style-name="T3"><text:line-break/><text:line-break/>Noto Sans Math: </text:span><text:span text:style-name="T135">ABCDEFGHIJKLMNOPQRSTUVWXYZabcdefghijklmnopqrstuvwxyz0123456789</text:span><text:span text:style-name="T3"><text:line-break/><text:line-break/>Noto Sans Mayan Numerals: </text:span><text:span text:style-name="T136">ABCDEFGHIJKLMNOPQRSTUVWXYZabcdefghijklmnopqrstuvwxyz0123456789</text:span><text:span text:style-name="T3"><text:line-break/><text:line-break/>Noto Sans MeeteiMayek: </text:span><text:span text:style-name="T137">ABCDEFGHIJKLMNOPQRSTUVWXYZabcdefghijklmnopqrstuvwxyz0123456789</text:span><text:span text:style-name="T3"><text:line-break/><text:line-break/>Noto Sans Mende Kikakui: </text:span><text:span text:style-name="T138">ABCDEFGHIJKLMNOPQRSTUVWXYZabcdefghijklmnopqrstuvwxyz0123456789</text:span><text:span text:style-name="T3"><text:line-break/><text:line-break/>Noto Sans Meroitic: </text:span><text:span text:style-name="T139">ABCDEFGHIJKLMNOPQRSTUVWXYZabcdefghijklmnopqrstuvwxyz0123456789</text:span><text:span text:style-name="T3"><text:line-break/><text:line-break/>Noto Sans Miao: </text:span><text:span text:style-name="T140">ABCDEFGHIJKLMNOPQRSTUVWXYZabcdefghijklmnopqrstuvwxyz0123456789</text:span><text:span text:style-name="T3"><text:line-break/><text:line-break/>Noto Sans Modi: </text:span><text:span text:style-name="T141">ABCDEFGHIJKLMNOPQRSTUVWXYZabcdefghijklmnopqrstuvwxyz0123456789</text:span><text:span text:style-name="T3"><text:line-break/><text:line-break/>Noto Sans Mongolian: </text:span><text:span text:style-name="T142">ABCDEFGHIJKLMNOPQRSTUVWXYZabcdefghijklmnopqrstuvwxyz0123456789</text:span><text:span text:style-name="T3"><text:line-break/><text:line-break/>Noto Sans Mono: </text:span><text:span text:style-name="T143">ABCDEFGHIJKLMNOPQRSTUVWXYZabcdefghijklmnopqrstuvwxyz0123456789</text:span><text:span text:style-name="T3"><text:line-break/><text:line-break/>Noto Sans Mono CJK HK: </text:span><text:span text:style-name="T144">ABCDEFGHIJKLMNOPQRSTUVWXYZabcdefghijklmnopqrstuvwxyz0123456789</text:span><text:span text:style-name="T3"><text:line-break/><text:line-break/>Noto Sans Mono CJK JP: </text:span><text:span text:style-name="T145">ABCDEFGHIJKLMNOPQRSTUVWXYZabcdefghijklmnopqrstuvwxyz0123456789</text:span><text:span text:style-name="T3"><text:line-break/><text:line-break/>Noto Sans Mono CJK KR: </text:span><text:span text:style-name="T146">ABCDEFGHIJKLMNOPQRSTUVWXYZabcdefghijklmnopqrstuvwxyz0123456789</text:span><text:span text:style-name="T3"><text:line-break/><text:line-break/>Noto Sans Mono CJK SC: </text:span><text:span text:style-name="T147">ABCDEFGHIJKLMNOPQRSTUVWXYZabcdefghijklmnopqrstuvwxyz0123456789</text:span><text:span text:style-name="T3"><text:line-break/><text:line-break/>Noto Sans Mono CJK TC: </text:span><text:span text:style-name="T148">ABCDEFGHIJKLMNOPQRSTUVWXYZabcdefghijklmnopqrstuvwxyz0123456789</text:span><text:span text:style-name="T3"><text:line-break/><text:line-break/>Noto Sans Mro: </text:span><text:span text:style-name="T149">ABCDEFGHIJKLMNOPQRSTUVWXYZabcdefghijklmnopqrstuvwxyz0123456789</text:span><text:span text:style-name="T3"><text:line-break/><text:line-break/>Noto Sans Multani: </text:span><text:span text:style-name="T150">ABCDEFGHIJKLMNOPQRSTUVWXYZabcdefghijklmnopqrstuvwxyz0123456789</text:span><text:span text:style-name="T3"><text:line-break/><text:line-break/>Noto Sans Myanmar: </text:span><text:span text:style-name="T151">ABCDEFGHIJKLMNOPQRSTUVWXYZabcdefghijklmnopqrstuvwxyz0123456789</text:span><text:span text:style-name="T3"><text:line-break/><text:line-break/>Noto Sans Myanmar UI: </text:span><text:span text:style-name="T152">ABCDEFGHIJKLMNOPQRSTUVWXYZabcdefghijklmnopqrstuvwxyz0123456789</text:span><text:span text:style-name="T3"><text:line-break/><text:line-break/>Noto Sans N'Ko: </text:span><text:span text:style-name="T153">ABCDEFGHIJKLMNOPQRSTUVWXYZabcdefghijklmnopqrstuvwxyz0123456789</text:span><text:span text:style-name="T3"><text:line-break/><text:line-break/>Noto Sans Nabataean: </text:span><text:span text:style-name="T154">ABCDEFGHIJKLMNOPQRSTUVWXYZabcdefghijklmnopqrstuvwxyz0123456789</text:span><text:span text:style-name="T3"><text:line-break/><text:line-break/>Noto Sans NewTaiLue: </text:span><text:span text:style-name="T155">ABCDEFGHIJKLMNOPQRSTUVWXYZabcdefghijklmnopqrstuvwxyz0123456789</text:span><text:span text:style-name="T3"><text:line-break/><text:line-break/>Noto Sans Newa: </text:span><text:span text:style-name="T156">ABCDEFGHIJKLMNOPQRSTUVWXYZabcdefghijklmnopqrstuvwxyz0123456789</text:span><text:span text:style-name="T3"><text:line-break/><text:line-break/>Noto Sans Ogham: </text:span><text:span text:style-name="T157">ABCDEFGHIJKLMNOPQRSTUVWXYZabcdefghijklmnopqrstuvwxyz0123456789</text:span><text:span text:style-name="T3"><text:line-break/><text:line-break/>Noto Sans Ol Chiki: </text:span><text:span text:style-name="T158">ABCDEFGHIJKLMNOPQRSTUVWXYZabcdefghijklmnopqrstuvwxyz0123456789</text:span><text:span text:style-name="T3"><text:line-break/><text:line-break/></text:span><text:soft-page-break/><text:span text:style-name="T3">Noto Sans Old Italic: </text:span><text:span text:style-name="T159">ABCDEFGHIJKLMNOPQRSTUVWXYZabcdefghijklmnopqrstuvwxyz0123456789</text:span><text:span text:style-name="T3"><text:line-break/><text:line-break/>Noto Sans Old Permic: </text:span><text:span text:style-name="T160">ABCDEFGHIJKLMNOPQRSTUVWXYZabcdefghijklmnopqrstuvwxyz0123456789</text:span><text:span text:style-name="T3"><text:line-break/><text:line-break/>Noto Sans Old Turkic: </text:span><text:span text:style-name="T161">ABCDEFGHIJKLMNOPQRSTUVWXYZabcdefghijklmnopqrstuvwxyz0123456789</text:span><text:span text:style-name="T3"><text:line-break/><text:line-break/>Noto Sans OldHung: </text:span><text:span text:style-name="T162">ABCDEFGHIJKLMNOPQRSTUVWXYZabcdefghijklmnopqrstuvwxyz0123456789</text:span><text:span text:style-name="T3"><text:line-break/><text:line-break/>Noto Sans OldNorArab: </text:span><text:span text:style-name="T163">ABCDEFGHIJKLMNOPQRSTUVWXYZabcdefghijklmnopqrstuvwxyz0123456789</text:span><text:span text:style-name="T3"><text:line-break/><text:line-break/>Noto Sans OldPersian: </text:span><text:span text:style-name="T164">ABCDEFGHIJKLMNOPQRSTUVWXYZabcdefghijklmnopqrstuvwxyz0123456789</text:span><text:span text:style-name="T3"><text:line-break/><text:line-break/>Noto Sans OldSogdian: </text:span><text:span text:style-name="T165">ABCDEFGHIJKLMNOPQRSTUVWXYZabcdefghijklmnopqrstuvwxyz0123456789</text:span><text:span text:style-name="T3"><text:line-break/><text:line-break/>Noto Sans OldSouArab: </text:span><text:span text:style-name="T166">ABCDEFGHIJKLMNOPQRSTUVWXYZabcdefghijklmnopqrstuvwxyz0123456789</text:span><text:span text:style-name="T3"><text:line-break/><text:line-break/>Noto Sans Oriya: </text:span><text:span text:style-name="T167">ABCDEFGHIJKLMNOPQRSTUVWXYZabcdefghijklmnopqrstuvwxyz0123456789</text:span><text:span text:style-name="T3"><text:line-break/><text:line-break/>Noto Sans Oriya UI: </text:span><text:span text:style-name="T168">ABCDEFGHIJKLMNOPQRSTUVWXYZabcdefghijklmnopqrstuvwxyz0123456789</text:span><text:span text:style-name="T3"><text:line-break/><text:line-break/>Noto Sans Osage: </text:span><text:span text:style-name="T169">ABCDEFGHIJKLMNOPQRSTUVWXYZabcdefghijklmnopqrstuvwxyz0123456789</text:span><text:span text:style-name="T3"><text:line-break/><text:line-break/>Noto Sans Osmanya: </text:span><text:span text:style-name="T170">ABCDEFGHIJKLMNOPQRSTUVWXYZabcdefghijklmnopqrstuvwxyz0123456789</text:span><text:span text:style-name="T3"><text:line-break/><text:line-break/>Noto Sans Pahawh Hmong: </text:span><text:span text:style-name="T171">ABCDEFGHIJKLMNOPQRSTUVWXYZabcdefghijklmnopqrstuvwxyz0123456789</text:span><text:span text:style-name="T3"><text:line-break/><text:line-break/>Noto Sans Palmyrene: </text:span><text:span text:style-name="T172">ABCDEFGHIJKLMNOPQRSTUVWXYZabcdefghijklmnopqrstuvwxyz0123456789</text:span><text:span text:style-name="T3"><text:line-break/><text:line-break/>Noto Sans PauCinHau: </text:span><text:span text:style-name="T173">ABCDEFGHIJKLMNOPQRSTUVWXYZabcdefghijklmnopqrstuvwxyz0123456789</text:span><text:span text:style-name="T3"><text:line-break/><text:line-break/>Noto Sans PhagsPa: </text:span><text:span text:style-name="T174">ABCDEFGHIJKLMNOPQRSTUVWXYZabcdefghijklmnopqrstuvwxyz0123456789</text:span><text:span text:style-name="T3"><text:line-break/><text:line-break/>Noto Sans Phoenician: </text:span><text:span text:style-name="T175">ABCDEFGHIJKLMNOPQRSTUVWXYZabcdefghijklmnopqrstuvwxyz0123456789</text:span><text:span text:style-name="T3"><text:line-break/><text:line-break/>Noto Sans PsaPahlavi: </text:span><text:span text:style-name="T176">ABCDEFGHIJKLMNOPQRSTUVWXYZabcdefghijklmnopqrstuvwxyz0123456789</text:span><text:span text:style-name="T3"><text:line-break/><text:line-break/>Noto Sans Rejang: </text:span><text:span text:style-name="T177">ABCDEFGHIJKLMNOPQRSTUVWXYZabcdefghijklmnopqrstuvwxyz0123456789</text:span><text:span text:style-name="T3"><text:line-break/><text:line-break/>Noto Sans Runic: </text:span><text:span text:style-name="T178">ABCDEFGHIJKLMNOPQRSTUVWXYZabcdefghijklmnopqrstuvwxyz0123456789</text:span><text:span text:style-name="T3"><text:line-break/><text:line-break/>Noto Sans Samaritan: </text:span><text:span text:style-name="T179">ABCDEFGHIJKLMNOPQRSTUVWXYZabcdefghijklmnopqrstuvwxyz0123456789</text:span><text:span text:style-name="T3"><text:line-break/><text:line-break/>Noto Sans Saurashtra: </text:span><text:span text:style-name="T180">ABCDEFGHIJKLMNOPQRSTUVWXYZabcdefghijklmnopqrstuvwxyz0123456789</text:span><text:span text:style-name="T3"><text:line-break/><text:line-break/>Noto Sans Sharada: </text:span><text:span text:style-name="T181">ABCDEFGHIJKLMNOPQRSTUVWXYZabcdefghijklmnopqrstuvwxyz0123456789</text:span><text:span text:style-name="T3"><text:line-break/><text:line-break/>Noto Sans Shavian: </text:span><text:span text:style-name="T182">ABCDEFGHIJKLMNOPQRSTUVWXYZabcdefghijklmnopqrstuvwxyz0123456789</text:span><text:span text:style-name="T3"><text:line-break/><text:line-break/>Noto Sans Siddham: </text:span><text:span text:style-name="T183">ABCDEFGHIJKLMNOPQRSTUVWXYZabcdefghijklmnopqrstuvwxyz0123456789</text:span><text:span text:style-name="T3"><text:line-break/><text:line-break/>Noto Sans Sinhala: </text:span><text:span text:style-name="T184">ABCDEFGHIJKLMNOPQRSTUVWXYZabcdefghijklmnopqrstuvwxyz0123456789</text:span><text:span text:style-name="T3"><text:line-break/><text:line-break/>Noto Sans Sinhala UI: </text:span><text:span text:style-name="T185">ABCDEFGHIJKLMNOPQRSTUVWXYZabcdefghijklmnopqrstuvwxyz0123456789</text:span><text:span text:style-name="T3"><text:line-break/></text:span><text:soft-page-break/><text:span text:style-name="T3"><text:line-break/>Noto Sans SoraSomp: </text:span><text:span text:style-name="T186">ABCDEFGHIJKLMNOPQRSTUVWXYZabcdefghijklmnopqrstuvwxyz0123456789</text:span><text:span text:style-name="T3"><text:line-break/><text:line-break/>Noto Sans Sundanese: </text:span><text:span text:style-name="T187">ABCDEFGHIJKLMNOPQRSTUVWXYZabcdefghijklmnopqrstuvwxyz0123456789</text:span><text:span text:style-name="T3"><text:line-break/><text:line-break/>Noto Sans Syloti Nagri: </text:span><text:span text:style-name="T188">ABCDEFGHIJKLMNOPQRSTUVWXYZabcdefghijklmnopqrstuvwxyz0123456789</text:span><text:span text:style-name="T3"><text:line-break/><text:line-break/>Noto Sans Symbols: </text:span><text:span text:style-name="T189">ABCDEFGHIJKLMNOPQRSTUVWXYZabcdefghijklmnopqrstuvwxyz0123456789</text:span><text:span text:style-name="T3"><text:line-break/><text:line-break/>Noto Sans Symbols2: </text:span><text:span text:style-name="T190">ABCDEFGHIJKLMNOPQRSTUVWXYZabcdefghijklmnopqrstuvwxyz0123456789</text:span><text:span text:style-name="T3"><text:line-break/><text:line-break/>Noto Sans Syriac: </text:span><text:span text:style-name="T191">ABCDEFGHIJKLMNOPQRSTUVWXYZabcdefghijklmnopqrstuvwxyz0123456789</text:span><text:span text:style-name="T3"><text:line-break/><text:line-break/>Noto Sans Tagalog: </text:span><text:span text:style-name="T192">ABCDEFGHIJKLMNOPQRSTUVWXYZabcdefghijklmnopqrstuvwxyz0123456789</text:span><text:span text:style-name="T3"><text:line-break/><text:line-break/>Noto Sans Tagbanwa: </text:span><text:span text:style-name="T193">ABCDEFGHIJKLMNOPQRSTUVWXYZabcdefghijklmnopqrstuvwxyz0123456789</text:span><text:span text:style-name="T3"><text:line-break/><text:line-break/>Noto Sans Tai Le: </text:span><text:span text:style-name="T194">ABCDEFGHIJKLMNOPQRSTUVWXYZabcdefghijklmnopqrstuvwxyz0123456789</text:span><text:span text:style-name="T3"><text:line-break/><text:line-break/>Noto Sans Tai Tham: </text:span><text:span text:style-name="T195">ABCDEFGHIJKLMNOPQRSTUVWXYZabcdefghijklmnopqrstuvwxyz0123456789</text:span><text:span text:style-name="T3"><text:line-break/><text:line-break/>Noto Sans Tai Viet: </text:span><text:span text:style-name="T196">ABCDEFGHIJKLMNOPQRSTUVWXYZabcdefghijklmnopqrstuvwxyz0123456789</text:span><text:span text:style-name="T3"><text:line-break/><text:line-break/>Noto Sans Takri: </text:span><text:span text:style-name="T197">ABCDEFGHIJKLMNOPQRSTUVWXYZabcdefghijklmnopqrstuvwxyz0123456789</text:span><text:span text:style-name="T3"><text:line-break/><text:line-break/>Noto Sans Tamil: </text:span><text:span text:style-name="T198">ABCDEFGHIJKLMNOPQRSTUVWXYZabcdefghijklmnopqrstuvwxyz0123456789</text:span><text:span text:style-name="T3"><text:line-break/><text:line-break/>Noto Sans Tamil Supplement: </text:span><text:span text:style-name="T199">ABCDEFGHIJKLMNOPQRSTUVWXYZabcdefghijklmnopqrstuvwxyz0123456789</text:span><text:span text:style-name="T3"><text:line-break/><text:line-break/>Noto Sans Tamil UI: </text:span><text:span text:style-name="T200">ABCDEFGHIJKLMNOPQRSTUVWXYZabcdefghijklmnopqrstuvwxyz0123456789</text:span><text:span text:style-name="T3"><text:line-break/><text:line-break/>Noto Sans Telugu: </text:span><text:span text:style-name="T201">ABCDEFGHIJKLMNOPQRSTUVWXYZabcdefghijklmnopqrstuvwxyz0123456789</text:span><text:span text:style-name="T3"><text:line-break/><text:line-break/>Noto Sans Telugu UI: </text:span><text:span text:style-name="T202">ABCDEFGHIJKLMNOPQRSTUVWXYZabcdefghijklmnopqrstuvwxyz0123456789</text:span><text:span text:style-name="T3"><text:line-break/><text:line-break/>Noto Sans Thaana: </text:span><text:span text:style-name="T203">ABCDEFGHIJKLMNOPQRSTUVWXYZabcdefghijklmnopqrstuvwxyz0123456789</text:span><text:span text:style-name="T3"><text:line-break/><text:line-break/>Noto Sans Thai: </text:span><text:span text:style-name="T204">ABCDEFGHIJKLMNOPQRSTUVWXYZabcdefghijklmnopqrstuvwxyz0123456789</text:span><text:span text:style-name="T3"><text:line-break/><text:line-break/>Noto Sans Thai UI: </text:span><text:span text:style-name="T205">ABCDEFGHIJKLMNOPQRSTUVWXYZabcdefghijklmnopqrstuvwxyz0123456789</text:span><text:span text:style-name="T3"><text:line-break/><text:line-break/>Noto Sans Tibetan: </text:span><text:span text:style-name="T206">ABCDEFGHIJKLMNOPQRSTUVWXYZabcdefghijklmnopqrstuvwxyz0123456789</text:span><text:span text:style-name="T3"><text:line-break/><text:line-break/>Noto Sans Tifinagh: </text:span><text:span text:style-name="T207">ABCDEFGHIJKLMNOPQRSTUVWXYZabcdefghijklmnopqrstuvwxyz0123456789</text:span><text:span text:style-name="T3"><text:line-break/><text:line-break/>Noto Sans Tirhuta: </text:span><text:span text:style-name="T208">ABCDEFGHIJKLMNOPQRSTUVWXYZabcdefghijklmnopqrstuvwxyz0123456789</text:span><text:span text:style-name="T3"><text:line-break/><text:line-break/>Noto Sans Ugaritic: </text:span><text:span text:style-name="T209">ABCDEFGHIJKLMNOPQRSTUVWXYZabcdefghijklmnopqrstuvwxyz0123456789</text:span><text:span text:style-name="T3"><text:line-break/><text:line-break/>Noto Sans Vai: </text:span><text:span text:style-name="T210">ABCDEFGHIJKLMNOPQRSTUVWXYZabcdefghijklmnopqrstuvwxyz0123456789</text:span><text:span text:style-name="T3"><text:line-break/><text:line-break/></text:span><text:soft-page-break/><text:span text:style-name="T3">Noto Sans WarangCiti: </text:span><text:span text:style-name="T211">ABCDEFGHIJKLMNOPQRSTUVWXYZabcdefghijklmnopqrstuvwxyz0123456789</text:span><text:span text:style-name="T3"><text:line-break/><text:line-break/>Noto Sans Yi: </text:span><text:span text:style-name="T212">ABCDEFGHIJKLMNOPQRSTUVWXYZabcdefghijklmnopqrstuvwxyz0123456789</text:span><text:span text:style-name="T3"><text:line-break/><text:line-break/>Noto Serif: </text:span><text:span text:style-name="T213">ABCDEFGHIJKLMNOPQRSTUVWXYZabcdefghijklmnopqrstuvwxyz0123456789</text:span><text:span text:style-name="T3"><text:line-break/><text:line-break/>Noto Serif Ahom: </text:span><text:span text:style-name="T214">ABCDEFGHIJKLMNOPQRSTUVWXYZabcdefghijklmnopqrstuvwxyz0123456789</text:span><text:span text:style-name="T3"><text:line-break/><text:line-break/>Noto Serif Armenian: </text:span><text:span text:style-name="T215">ABCDEFGHIJKLMNOPQRSTUVWXYZabcdefghijklmnopqrstuvwxyz0123456789</text:span><text:span text:style-name="T3"><text:line-break/><text:line-break/>Noto Serif Balinese: </text:span><text:span text:style-name="T216">ABCDEFGHIJKLMNOPQRSTUVWXYZabcdefghijklmnopqrstuvwxyz0123456789</text:span><text:span text:style-name="T3"><text:line-break/><text:line-break/>Noto Serif Bengali: </text:span><text:span text:style-name="T217">ABCDEFGHIJKLMNOPQRSTUVWXYZabcdefghijklmnopqrstuvwxyz0123456789</text:span><text:span text:style-name="T3"><text:line-break/><text:line-break/>Noto Serif CJK JP: </text:span><text:span text:style-name="T218">ABCDEFGHIJKLMNOPQRSTUVWXYZabcdefghijklmnopqrstuvwxyz0123456789</text:span><text:span text:style-name="T3"><text:line-break/><text:line-break/>Noto Serif CJK KR: </text:span><text:span text:style-name="T219">ABCDEFGHIJKLMNOPQRSTUVWXYZabcdefghijklmnopqrstuvwxyz0123456789</text:span><text:span text:style-name="T3"><text:line-break/><text:line-break/>Noto Serif CJK SC: </text:span><text:span text:style-name="T220">ABCDEFGHIJKLMNOPQRSTUVWXYZabcdefghijklmnopqrstuvwxyz0123456789</text:span><text:span text:style-name="T3"><text:line-break/><text:line-break/>Noto Serif CJK TC: </text:span><text:span text:style-name="T221">ABCDEFGHIJKLMNOPQRSTUVWXYZabcdefghijklmnopqrstuvwxyz0123456789</text:span><text:span text:style-name="T3"><text:line-break/><text:line-break/>Noto Serif Devanagari: </text:span><text:span text:style-name="T222">ABCDEFGHIJKLMNOPQRSTUVWXYZabcdefghijklmnopqrstuvwxyz0123456789</text:span><text:span text:style-name="T3"><text:line-break/><text:line-break/>Noto Serif Display: </text:span><text:span text:style-name="T223">ABCDEFGHIJKLMNOPQRSTUVWXYZabcdefghijklmnopqrstuvwxyz0123456789</text:span><text:span text:style-name="T3"><text:line-break/><text:line-break/>Noto Serif Dogra: </text:span><text:span text:style-name="T224">ABCDEFGHIJKLMNOPQRSTUVWXYZabcdefghijklmnopqrstuvwxyz0123456789</text:span><text:span text:style-name="T3"><text:line-break/><text:line-break/>Noto Serif Ethiopic: </text:span><text:span text:style-name="T225">ABCDEFGHIJKLMNOPQRSTUVWXYZabcdefghijklmnopqrstuvwxyz0123456789</text:span><text:span text:style-name="T3"><text:line-break/><text:line-break/>Noto Serif Georgian: </text:span><text:span text:style-name="T226">ABCDEFGHIJKLMNOPQRSTUVWXYZabcdefghijklmnopqrstuvwxyz0123456789</text:span><text:span text:style-name="T3"><text:line-break/><text:line-break/>Noto Serif Gujarati: </text:span><text:span text:style-name="T227">ABCDEFGHIJKLMNOPQRSTUVWXYZabcdefghijklmnopqrstuvwxyz0123456789</text:span><text:span text:style-name="T3"><text:line-break/><text:line-break/>Noto Serif Gurmukhi: </text:span><text:span text:style-name="T228">ABCDEFGHIJKLMNOPQRSTUVWXYZabcdefghijklmnopqrstuvwxyz0123456789</text:span><text:span text:style-name="T3"><text:line-break/><text:line-break/>Noto Serif Hebrew: </text:span><text:span text:style-name="T229">ABCDEFGHIJKLMNOPQRSTUVWXYZabcdefghijklmnopqrstuvwxyz0123456789</text:span><text:span text:style-name="T3"><text:line-break/><text:line-break/>Noto Serif Kannada: </text:span><text:span text:style-name="T230">ABCDEFGHIJKLMNOPQRSTUVWXYZabcdefghijklmnopqrstuvwxyz0123456789</text:span><text:span text:style-name="T3"><text:line-break/><text:line-break/>Noto Serif Khmer: </text:span><text:span text:style-name="T231">ABCDEFGHIJKLMNOPQRSTUVWXYZabcdefghijklmnopqrstuvwxyz0123456789</text:span><text:span text:style-name="T3"><text:line-break/><text:line-break/>Noto Serif Lao: </text:span><text:span text:style-name="T232">ABCDEFGHIJKLMNOPQRSTUVWXYZabcdefghijklmnopqrstuvwxyz0123456789</text:span><text:span text:style-name="T3"><text:line-break/><text:line-break/>Noto Serif Malayalam: </text:span><text:span text:style-name="T233">ABCDEFGHIJKLMNOPQRSTUVWXYZabcdefghijklmnopqrstuvwxyz0123456789</text:span><text:span text:style-name="T3"><text:line-break/><text:line-break/>Noto Serif Myanmar: </text:span><text:span text:style-name="T234">ABCDEFGHIJKLMNOPQRSTUVWXYZabcdefghijklmnopqrstuvwxyz0123456789</text:span><text:span text:style-name="T3"><text:line-break/><text:line-break/>Noto Serif Sinhala: </text:span><text:span text:style-name="T235">ABCDEFGHIJKLMNOPQRSTUVWXYZabcdefghijklmnopqrstuvwxyz0123456789</text:span><text:span text:style-name="T3"><text:line-break/><text:line-break/>Noto Serif Tamil: </text:span><text:span text:style-name="T236">ABCDEFGHIJKLMNOPQRSTUVWXYZabcdefghijklmnopqrstuvwxyz0123456789</text:span><text:span text:style-name="T3"><text:line-break/></text:span><text:soft-page-break/><text:span text:style-name="T3"><text:line-break/>Noto Serif Tangut: </text:span><text:span text:style-name="T237">ABCDEFGHIJKLMNOPQRSTUVWXYZabcdefghijklmnopqrstuvwxyz0123456789</text:span><text:span text:style-name="T3"><text:line-break/><text:line-break/>Noto Serif Telugu: </text:span><text:span text:style-name="T238">ABCDEFGHIJKLMNOPQRSTUVWXYZabcdefghijklmnopqrstuvwxyz0123456789</text:span><text:span text:style-name="T3"><text:line-break/><text:line-break/>Noto Serif Thai: </text:span><text:span text:style-name="T239">ABCDEFGHIJKLMNOPQRSTUVWXYZabcdefghijklmnopqrstuvwxyz0123456789</text:span><text:span text:style-name="T3"><text:line-break/><text:line-break/>Noto Serif Tibetan: </text:span><text:span text:style-name="T240">ABCDEFGHIJKLMNOPQRSTUVWXYZabcdefghijklmnopqrstuvwxyz0123456789</text:span><text:span text:style-name="T3"><text:line-break/><text:line-break/>NotoSerifTamilSlanted: </text:span><text:span text:style-name="T241">ABCDEFGHIJKLMNOPQRSTUVWXYZabcdefghijklmnopqrstuvwxyz0123456789</text:span><text:span text:style-name="T3"><text:line-break/><text:line-break/>OpenSymbol: </text:span><text:span text:style-name="T242">ABCDEFGHIJKLMNOPQRSTUVWXYZabcdefghijklmnopqrstuvwxyz0123456789</text:span><text:span text:style-name="T3"><text:line-break/><text:line-break/>P052: </text:span><text:span text:style-name="T243">ABCDEFGHIJKLMNOPQRSTUVWXYZabcdefghijklmnopqrstuvwxyz0123456789</text:span><text:span text:style-name="T3"><text:line-break/><text:line-break/>Roboto: </text:span><text:span text:style-name="T244">ABCDEFGHIJKLMNOPQRSTUVWXYZabcdefghijklmnopqrstuvwxyz0123456789</text:span><text:span text:style-name="T3"><text:line-break/><text:line-break/>Roboto Black: </text:span><text:span text:style-name="T245">ABCDEFGHIJKLMNOPQRSTUVWXYZabcdefghijklmnopqrstuvwxyz0123456789</text:span><text:span text:style-name="T3"><text:line-break/><text:line-break/>Roboto Condensed: </text:span><text:span text:style-name="T246">ABCDEFGHIJKLMNOPQRSTUVWXYZabcdefghijklmnopqrstuvwxyz0123456789</text:span><text:span text:style-name="T3"><text:line-break/><text:line-break/>Roboto Condensed Light: </text:span><text:span text:style-name="T247">ABCDEFGHIJKLMNOPQRSTUVWXYZabcdefghijklmnopqrstuvwxyz0123456789</text:span><text:span text:style-name="T3"><text:line-break/><text:line-break/>Roboto Condensed Medium: </text:span><text:span text:style-name="T248">ABCDEFGHIJKLMNOPQRSTUVWXYZabcdefghijklmnopqrstuvwxyz0123456789</text:span><text:span text:style-name="T3"><text:line-break/><text:line-break/>Roboto Light: </text:span><text:span text:style-name="T249">ABCDEFGHIJKLMNOPQRSTUVWXYZabcdefghijklmnopqrstuvwxyz0123456789</text:span><text:span text:style-name="T3"><text:line-break/><text:line-break/>Roboto Medium: </text:span><text:span text:style-name="T250">ABCDEFGHIJKLMNOPQRSTUVWXYZabcdefghijklmnopqrstuvwxyz0123456789</text:span><text:span text:style-name="T3"><text:line-break/><text:line-break/>Roboto Thin: </text:span><text:span text:style-name="T251">ABCDEFGHIJKLMNOPQRSTUVWXYZabcdefghijklmnopqrstuvwxyz0123456789</text:span><text:span text:style-name="T3"><text:line-break/><text:line-break/>Standard Symbols PS: </text:span><text:span text:style-name="T252">ABCDEFGHIJKLMNOPQRSTUVWXYZabcdefghijklmnopqrstuvwxyz0123456789</text:span><text:span text:style-name="T3"><text:line-break/><text:line-break/>Symbola: </text:span><text:span text:style-name="T253">ABCDEFGHIJKLMNOPQRSTUVWXYZabcdefghijklmnopqrstuvwxyz0123456789</text:span><text:span text:style-name="T3"><text:line-break/><text:line-break/>Times New Roman: </text:span><text:span text:style-name="T254">ABCDEFGHIJKLMNOPQRSTUVWXYZabcdefghijklmnopqrstuvwxyz0123456789</text:span><text:span text:style-name="T3"><text:line-break/><text:line-break/>Tinos: </text:span><text:span text:style-name="T255">ABCDEFGHIJKLMNOPQRSTUVWXYZabcdefghijklmnopqrstuvwxyz0123456789</text:span><text:span text:style-name="T3"><text:line-break/><text:line-break/>Trebuchet MS: </text:span><text:span text:style-name="T256">ABCDEFGHIJKLMNOPQRSTUVWXYZabcdefghijklmnopqrstuvwxyz0123456789</text:span><text:span text:style-name="T3"><text:line-break/><text:line-break/>URW Bookman: </text:span><text:span text:style-name="T257">ABCDEFGHIJKLMNOPQRSTUVWXYZabcdefghijklmnopqrstuvwxyz0123456789</text:span><text:span text:style-name="T3"><text:line-break/><text:line-break/>URW Gothic: </text:span><text:span text:style-name="T258">ABCDEFGHIJKLMNOPQRSTUVWXYZabcdefghijklmnopqrstuvwxyz0123456789</text:span><text:span text:style-name="T3"><text:line-break/><text:line-break/>Verdana: </text:span><text:span text:style-name="T259">ABCDEFGHIJKLMNOPQRSTUVWXYZabcdefghijklmnopqrstuvwxyz0123456789</text:span><text:span text:style-name="T3"><text:line-break/><text:line-break/>Webdings: </text:span><text:span text:style-name="T260">ABCDEFGHIJKLMNOPQRSTUVWXYZabcdefghijklmnopqrstuvwxyz0123456789</text:span><text:span text:style-name="T3"><text:line-break/><text:line-break/>Z003: </text:span><text:span text:style-name="T261">ABCDEFGHIJKLMNOPQRSTUVWXYZabcdefghijklmnopqrstuvwxyz0123456789</text:span><text:span text:style-name="T3"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mo" svg:font-family="Arimo" style:font-family-generic="roman" style:font-pitch="variable"/>
    <style:font-face style:name="C059" svg:font-family="C059" style:font-family-generic="roman" style:font-pitch="variable"/>
    <style:font-face style:name="Caladea" svg:font-family="Caladea" style:font-family-generic="roman" style:font-pitch="variable"/>
    <style:font-face style:name="Cantarell" svg:font-family="Cantarell" style:font-family-generic="roman" style:font-pitch="variable"/>
    <style:font-face style:name="Cantarell Extra Bold" svg:font-family="'Cantarell Extra Bold'" style:font-family-generic="roman" style:font-pitch="variable"/>
    <style:font-face style:name="Cantarell Light" svg:font-family="'Cantarell Light'" style:font-family-generic="roman" style:font-pitch="variable"/>
    <style:font-face style:name="Cantarell Thin" svg:font-family="'Cantarell Thin'" style:font-family-generic="roman" style:font-pitch="variable"/>
    <style:font-face style:name="Carlito" svg:font-family="Carlito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Cousine" svg:font-family="Cousine" style:font-family-generic="roman" style:font-pitch="variable"/>
    <style:font-face style:name="D050000L" svg:font-family="D050000L" style:font-family-generic="roman" style:font-pitch="variable"/>
    <style:font-face style:name="DejaVu Math TeX Gyre" svg:font-family="'DejaVu Math TeX Gyre'" style:font-family-generic="roman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family-generic="roman" style:font-pitch="variable"/>
    <style:font-face style:name="DejaVu Sans Light" svg:font-family="'DejaVu Sans Light'" style:font-family-generic="roman" style:font-pitch="variable"/>
    <style:font-face style:name="DejaVu Sans Mono" svg:font-family="'DejaVu Sans Mono'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FreeMono" svg:font-family="FreeMono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Gentium" svg:font-family="Gentium" style:font-family-generic="roman" style:font-pitch="variable"/>
    <style:font-face style:name="Gentium Basic" svg:font-family="'Gentium Basic'" style:font-family-generic="roman" style:font-pitch="variable"/>
    <style:font-face style:name="Gentium Book Basic" svg:font-family="'Gentium Book Basic'" style:font-family-generic="roman" style:font-pitch="variable"/>
    <style:font-face style:name="GentiumAlt" svg:font-family="GentiumAlt" style:font-family-generic="roman" style:font-pitch="variable"/>
    <style:font-face style:name="Georgia" svg:font-family="Georgia" style:font-family-generic="roman" style:font-pitch="variable"/>
    <style:font-face style:name="IPAexGothic" svg:font-family="IPAexGothic" style:font-family-generic="roman" style:font-pitch="variable"/>
    <style:font-face style:name="IPAexMincho" svg:font-family="IPAexMincho" style:font-family-generic="roman" style:font-pitch="variable"/>
    <style:font-face style:name="Impact" svg:font-family="Impact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erif" svg:font-family="'Liberation Serif'" style:font-family-generic="roman" style:font-pitch="variable"/>
    <style:font-face style:name="Linux Biolinum Keyboard O" svg:font-family="'Linux Biolinum Keyboard O'" style:font-family-generic="roman" style:font-pitch="variable"/>
    <style:font-face style:name="Linux Biolinum O" svg:font-family="'Linux Biolinum O'" style:font-family-generic="roman" style:font-pitch="variable"/>
    <style:font-face style:name="Linux Libertine Display O" svg:font-family="'Linux Libertine Display O'" style:font-family-generic="roman" style:font-pitch="variable"/>
    <style:font-face style:name="Linux Libertine Initials O" svg:font-family="'Linux Libertine Initials O'" style:font-family-generic="roman" style:font-pitch="variable"/>
    <style:font-face style:name="Linux Libertine Mono O" svg:font-family="'Linux Libertine Mono O'" style:font-family-generic="roman" style:font-pitch="variable"/>
    <style:font-face style:name="Linux Libertine O" svg:font-family="'Linux Libertine O'" style:font-family-generic="roman" style:font-pitch="variable"/>
    <style:font-face style:name="Nimbus Mono PS" svg:font-family="'Nimbus Mono P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 Narrow" svg:font-family="'Nimbus Sans Narrow'" style:font-family-generic="roman" style:font-pitch="variable"/>
    <style:font-face style:name="Noto Kufi Arabic" svg:font-family="'Noto Kufi Arabic'" style:font-family-generic="roman" style:font-pitch="variable"/>
    <style:font-face style:name="Noto Mono" svg:font-family="'Noto Mono'" style:font-family-generic="roman" style:font-pitch="variable"/>
    <style:font-face style:name="Noto Music" svg:font-family="'Noto Music'" style:font-family-generic="roman" style:font-pitch="variable"/>
    <style:font-face style:name="Noto Naskh Arabic" svg:font-family="'Noto Naskh Arabic'" style:font-family-generic="roman" style:font-pitch="variable"/>
    <style:font-face style:name="Noto Naskh Arabic UI" svg:font-family="'Noto Naskh Arabic UI'" style:font-family-generic="roman" style:font-pitch="variable"/>
    <style:font-face style:name="Noto Nastaliq Urdu" svg:font-family="'Noto Nastaliq Urdu'" style:font-family-generic="roman" style:font-pitch="variable"/>
    <style:font-face style:name="Noto Sans" svg:font-family="'Noto Sans'" style:font-family-generic="roman" style:font-pitch="variable"/>
    <style:font-face style:name="Noto Sans Adlam" svg:font-family="'Noto Sans Adlam'" style:font-family-generic="roman" style:font-pitch="variable"/>
    <style:font-face style:name="Noto Sans Adlam Unjoined" svg:font-family="'Noto Sans Adlam Unjoined'" style:font-family-generic="roman" style:font-pitch="variable"/>
    <style:font-face style:name="Noto Sans AnatoHiero" svg:font-family="'Noto Sans AnatoHiero'" style:font-family-generic="roman" style:font-pitch="variable"/>
    <style:font-face style:name="Noto Sans Arabic" svg:font-family="'Noto Sans Arabic'" style:font-family-generic="roman" style:font-pitch="variable"/>
    <style:font-face style:name="Noto Sans Arabic UI" svg:font-family="'Noto Sans Arabic UI'" style:font-family-generic="roman" style:font-pitch="variable"/>
    <style:font-face style:name="Noto Sans Armenian" svg:font-family="'Noto Sans Armenian'" style:font-family-generic="roman" style:font-pitch="variable"/>
    <style:font-face style:name="Noto Sans Avestan" svg:font-family="'Noto Sans Avestan'" style:font-family-generic="roman" style:font-pitch="variable"/>
    <style:font-face style:name="Noto Sans Bamum" svg:font-family="'Noto Sans Bamum'" style:font-family-generic="roman" style:font-pitch="variable"/>
    <style:font-face style:name="Noto Sans Bassa Vah" svg:font-family="'Noto Sans Bassa Vah'" style:font-family-generic="roman" style:font-pitch="variable"/>
    <style:font-face style:name="Noto Sans Batak" svg:font-family="'Noto Sans Batak'" style:font-family-generic="roman" style:font-pitch="variable"/>
    <style:font-face style:name="Noto Sans Bengali" svg:font-family="'Noto Sans Bengali'" style:font-family-generic="roman" style:font-pitch="variable"/>
    <style:font-face style:name="Noto Sans Bengali UI" svg:font-family="'Noto Sans Bengali UI'" style:font-family-generic="roman" style:font-pitch="variable"/>
    <style:font-face style:name="Noto Sans Bhaiksuki" svg:font-family="'Noto Sans Bhaiksuki'" style:font-family-generic="roman" style:font-pitch="variable"/>
    <style:font-face style:name="Noto Sans Brahmi" svg:font-family="'Noto Sans Brahmi'" style:font-family-generic="roman" style:font-pitch="variable"/>
    <style:font-face style:name="Noto Sans Buginese" svg:font-family="'Noto Sans Buginese'" style:font-family-generic="roman" style:font-pitch="variable"/>
    <style:font-face style:name="Noto Sans Buhid" svg:font-family="'Noto Sans Buhid'" style:font-family-generic="roman" style:font-pitch="variable"/>
    <style:font-face style:name="Noto Sans CJK HK" svg:font-family="'Noto Sans CJK HK'" style:font-family-generic="roman" style:font-pitch="variable"/>
    <style:font-face style:name="Noto Sans CJK JP" svg:font-family="'Noto Sans CJK JP'" style:font-family-generic="roman" style:font-pitch="variable"/>
    <style:font-face style:name="Noto Sans CJK KR" svg:font-family="'Noto Sans CJK KR'" style:font-family-generic="roman" style:font-pitch="variable"/>
    <style:font-face style:name="Noto Sans CJK SC" svg:font-family="'Noto Sans CJK SC'" style:font-family-generic="roman" style:font-pitch="variable"/>
    <style:font-face style:name="Noto Sans CJK TC" svg:font-family="'Noto Sans CJK TC'" style:font-family-generic="roman" style:font-pitch="variable"/>
    <style:font-face style:name="Noto Sans CanAborig" svg:font-family="'Noto Sans CanAborig'" style:font-family-generic="roman" style:font-pitch="variable"/>
    <style:font-face style:name="Noto Sans Carian" svg:font-family="'Noto Sans Carian'" style:font-family-generic="roman" style:font-pitch="variable"/>
    <style:font-face style:name="Noto Sans CaucAlban" svg:font-family="'Noto Sans CaucAlban'" style:font-family-generic="roman" style:font-pitch="variable"/>
    <style:font-face style:name="Noto Sans Chakma" svg:font-family="'Noto Sans Chakma'" style:font-family-generic="roman" style:font-pitch="variable"/>
    <style:font-face style:name="Noto Sans Cham" svg:font-family="'Noto Sans Cham'" style:font-family-generic="roman" style:font-pitch="variable"/>
    <style:font-face style:name="Noto Sans Cherokee" svg:font-family="'Noto Sans Cherokee'" style:font-family-generic="roman" style:font-pitch="variable"/>
    <style:font-face style:name="Noto Sans Coptic" svg:font-family="'Noto Sans Coptic'" style:font-family-generic="roman" style:font-pitch="variable"/>
    <style:font-face style:name="Noto Sans Cuneiform" svg:font-family="'Noto Sans Cuneiform'" style:font-family-generic="roman" style:font-pitch="variable"/>
    <style:font-face style:name="Noto Sans Cypriot" svg:font-family="'Noto Sans Cypriot'" style:font-family-generic="roman" style:font-pitch="variable"/>
    <style:font-face style:name="Noto Sans Deseret" svg:font-family="'Noto Sans Deseret'" style:font-family-generic="roman" style:font-pitch="variable"/>
    <style:font-face style:name="Noto Sans Devanagari" svg:font-family="'Noto Sans Devanagari'" style:font-family-generic="roman" style:font-pitch="variable"/>
    <style:font-face style:name="Noto Sans Devanagari UI" svg:font-family="'Noto Sans Devanagari UI'" style:font-family-generic="roman" style:font-pitch="variable"/>
    <style:font-face style:name="Noto Sans Display" svg:font-family="'Noto Sans Display'" style:font-family-generic="roman" style:font-pitch="variable"/>
    <style:font-face style:name="Noto Sans Duployan" svg:font-family="'Noto Sans Duployan'" style:font-family-generic="roman" style:font-pitch="variable"/>
    <style:font-face style:name="Noto Sans EgyptHiero" svg:font-family="'Noto Sans EgyptHiero'" style:font-family-generic="roman" style:font-pitch="variable"/>
    <style:font-face style:name="Noto Sans Elbasan" svg:font-family="'Noto Sans Elbasan'" style:font-family-generic="roman" style:font-pitch="variable"/>
    <style:font-face style:name="Noto Sans Ethiopic" svg:font-family="'Noto Sans Ethiopic'" style:font-family-generic="roman" style:font-pitch="variable"/>
    <style:font-face style:name="Noto Sans Georgian" svg:font-family="'Noto Sans Georgian'" style:font-family-generic="roman" style:font-pitch="variable"/>
    <style:font-face style:name="Noto Sans Glagolitic" svg:font-family="'Noto Sans Glagolitic'" style:font-family-generic="roman" style:font-pitch="variable"/>
    <style:font-face style:name="Noto Sans Gothic" svg:font-family="'Noto Sans Gothic'" style:font-family-generic="roman" style:font-pitch="variable"/>
    <style:font-face style:name="Noto Sans Grantha" svg:font-family="'Noto Sans Grantha'" style:font-family-generic="roman" style:font-pitch="variable"/>
    <style:font-face style:name="Noto Sans Gujarati" svg:font-family="'Noto Sans Gujarati'" style:font-family-generic="roman" style:font-pitch="variable"/>
    <style:font-face style:name="Noto Sans Gujarati UI" svg:font-family="'Noto Sans Gujarati UI'" style:font-family-generic="roman" style:font-pitch="variable"/>
    <style:font-face style:name="Noto Sans Gurmukhi" svg:font-family="'Noto Sans Gurmukhi'" style:font-family-generic="roman" style:font-pitch="variable"/>
    <style:font-face style:name="Noto Sans Gurmukhi UI" svg:font-family="'Noto Sans Gurmukhi UI'" style:font-family-generic="roman" style:font-pitch="variable"/>
    <style:font-face style:name="Noto Sans HanifiRohg" svg:font-family="'Noto Sans HanifiRohg'" style:font-family-generic="roman" style:font-pitch="variable"/>
    <style:font-face style:name="Noto Sans Hanunoo" svg:font-family="'Noto Sans Hanunoo'" style:font-family-generic="roman" style:font-pitch="variable"/>
    <style:font-face style:name="Noto Sans Hatran" svg:font-family="'Noto Sans Hatran'" style:font-family-generic="roman" style:font-pitch="variable"/>
    <style:font-face style:name="Noto Sans Hebrew" svg:font-family="'Noto Sans Hebrew'" style:font-family-generic="roman" style:font-pitch="variable"/>
    <style:font-face style:name="Noto Sans ImpAramaic" svg:font-family="'Noto Sans ImpAramaic'" style:font-family-generic="roman" style:font-pitch="variable"/>
    <style:font-face style:name="Noto Sans Indic Siyaq Numbers" svg:font-family="'Noto Sans Indic Siyaq Numbers'" style:font-family-generic="roman" style:font-pitch="variable"/>
    <style:font-face style:name="Noto Sans InsPahlavi" svg:font-family="'Noto Sans InsPahlavi'" style:font-family-generic="roman" style:font-pitch="variable"/>
    <style:font-face style:name="Noto Sans InsParthi" svg:font-family="'Noto Sans InsParthi'" style:font-family-generic="roman" style:font-pitch="variable"/>
    <style:font-face style:name="Noto Sans Javanese" svg:font-family="'Noto Sans Javanese'" style:font-family-generic="roman" style:font-pitch="variable"/>
    <style:font-face style:name="Noto Sans Kaithi" svg:font-family="'Noto Sans Kaithi'" style:font-family-generic="roman" style:font-pitch="variable"/>
    <style:font-face style:name="Noto Sans Kannada" svg:font-family="'Noto Sans Kannada'" style:font-family-generic="roman" style:font-pitch="variable"/>
    <style:font-face style:name="Noto Sans Kannada UI" svg:font-family="'Noto Sans Kannada UI'" style:font-family-generic="roman" style:font-pitch="variable"/>
    <style:font-face style:name="Noto Sans Kayah Li" svg:font-family="'Noto Sans Kayah Li'" style:font-family-generic="roman" style:font-pitch="variable"/>
    <style:font-face style:name="Noto Sans Kharoshthi" svg:font-family="'Noto Sans Kharoshthi'" style:font-family-generic="roman" style:font-pitch="variable"/>
    <style:font-face style:name="Noto Sans Khmer" svg:font-family="'Noto Sans Khmer'" style:font-family-generic="roman" style:font-pitch="variable"/>
    <style:font-face style:name="Noto Sans Khmer UI" svg:font-family="'Noto Sans Khmer UI'" style:font-family-generic="roman" style:font-pitch="variable"/>
    <style:font-face style:name="Noto Sans Khojki" svg:font-family="'Noto Sans Khojki'" style:font-family-generic="roman" style:font-pitch="variable"/>
    <style:font-face style:name="Noto Sans Khudawadi" svg:font-family="'Noto Sans Khudawadi'" style:font-family-generic="roman" style:font-pitch="variable"/>
    <style:font-face style:name="Noto Sans Lao" svg:font-family="'Noto Sans Lao'" style:font-family-generic="roman" style:font-pitch="variable"/>
    <style:font-face style:name="Noto Sans Lao UI" svg:font-family="'Noto Sans Lao UI'" style:font-family-generic="roman" style:font-pitch="variable"/>
    <style:font-face style:name="Noto Sans Lepcha" svg:font-family="'Noto Sans Lepcha'" style:font-family-generic="roman" style:font-pitch="variable"/>
    <style:font-face style:name="Noto Sans Limbu" svg:font-family="'Noto Sans Limbu'" style:font-family-generic="roman" style:font-pitch="variable"/>
    <style:font-face style:name="Noto Sans Linear A" svg:font-family="'Noto Sans Linear A'" style:font-family-generic="roman" style:font-pitch="variable"/>
    <style:font-face style:name="Noto Sans Linear B" svg:font-family="'Noto Sans Linear B'" style:font-family-generic="roman" style:font-pitch="variable"/>
    <style:font-face style:name="Noto Sans Lisu" svg:font-family="'Noto Sans Lisu'" style:font-family-generic="roman" style:font-pitch="variable"/>
    <style:font-face style:name="Noto Sans Lycian" svg:font-family="'Noto Sans Lycian'" style:font-family-generic="roman" style:font-pitch="variable"/>
    <style:font-face style:name="Noto Sans Lydian" svg:font-family="'Noto Sans Lydian'" style:font-family-generic="roman" style:font-pitch="variable"/>
    <style:font-face style:name="Noto Sans Mahajani" svg:font-family="'Noto Sans Mahajani'" style:font-family-generic="roman" style:font-pitch="variable"/>
    <style:font-face style:name="Noto Sans Malayalam" svg:font-family="'Noto Sans Malayalam'" style:font-family-generic="roman" style:font-pitch="variable"/>
    <style:font-face style:name="Noto Sans Malayalam UI" svg:font-family="'Noto Sans Malayalam UI'" style:font-family-generic="roman" style:font-pitch="variable"/>
    <style:font-face style:name="Noto Sans Mandaic" svg:font-family="'Noto Sans Mandaic'" style:font-family-generic="roman" style:font-pitch="variable"/>
    <style:font-face style:name="Noto Sans Manichaean" svg:font-family="'Noto Sans Manichaean'" style:font-family-generic="roman" style:font-pitch="variable"/>
    <style:font-face style:name="Noto Sans Marchen" svg:font-family="'Noto Sans Marchen'" style:font-family-generic="roman" style:font-pitch="variable"/>
    <style:font-face style:name="Noto Sans Math" svg:font-family="'Noto Sans Math'" style:font-family-generic="roman" style:font-pitch="variable"/>
    <style:font-face style:name="Noto Sans Mayan Numerals" svg:font-family="'Noto Sans Mayan Numerals'" style:font-family-generic="roman" style:font-pitch="variable"/>
    <style:font-face style:name="Noto Sans MeeteiMayek" svg:font-family="'Noto Sans MeeteiMayek'" style:font-family-generic="roman" style:font-pitch="variable"/>
    <style:font-face style:name="Noto Sans Mende Kikakui" svg:font-family="'Noto Sans Mende Kikakui'" style:font-family-generic="roman" style:font-pitch="variable"/>
    <style:font-face style:name="Noto Sans Meroitic" svg:font-family="'Noto Sans Meroitic'" style:font-family-generic="roman" style:font-pitch="variable"/>
    <style:font-face style:name="Noto Sans Miao" svg:font-family="'Noto Sans Miao'" style:font-family-generic="roman" style:font-pitch="variable"/>
    <style:font-face style:name="Noto Sans Modi" svg:font-family="'Noto Sans Modi'" style:font-family-generic="roman" style:font-pitch="variable"/>
    <style:font-face style:name="Noto Sans Mongolian" svg:font-family="'Noto Sans Mongolian'" style:font-family-generic="roman" style:font-pitch="variable"/>
    <style:font-face style:name="Noto Sans Mono" svg:font-family="'Noto Sans Mono'" style:font-family-generic="roman" style:font-pitch="variable"/>
    <style:font-face style:name="Noto Sans Mono CJK HK" svg:font-family="'Noto Sans Mono CJK HK'" style:font-family-generic="roman" style:font-pitch="variable"/>
    <style:font-face style:name="Noto Sans Mono CJK JP" svg:font-family="'Noto Sans Mono CJK JP'" style:font-family-generic="roman" style:font-pitch="variable"/>
    <style:font-face style:name="Noto Sans Mono CJK KR" svg:font-family="'Noto Sans Mono CJK KR'" style:font-family-generic="roman" style:font-pitch="variable"/>
    <style:font-face style:name="Noto Sans Mono CJK SC" svg:font-family="'Noto Sans Mono CJK SC'" style:font-family-generic="roman" style:font-pitch="variable"/>
    <style:font-face style:name="Noto Sans Mono CJK TC" svg:font-family="'Noto Sans Mono CJK TC'" style:font-family-generic="roman" style:font-pitch="variable"/>
    <style:font-face style:name="Noto Sans Mro" svg:font-family="'Noto Sans Mro'" style:font-family-generic="roman" style:font-pitch="variable"/>
    <style:font-face style:name="Noto Sans Multani" svg:font-family="'Noto Sans Multani'" style:font-family-generic="roman" style:font-pitch="variable"/>
    <style:font-face style:name="Noto Sans Myanmar" svg:font-family="'Noto Sans Myanmar'" style:font-family-generic="roman" style:font-pitch="variable"/>
    <style:font-face style:name="Noto Sans Myanmar UI" svg:font-family="'Noto Sans Myanmar UI'" style:font-family-generic="roman" style:font-pitch="variable"/>
    <style:font-face style:name="Noto Sans N'Ko" svg:font-family="'Noto Sans N'Ko'" style:font-family-generic="roman" style:font-pitch="variable"/>
    <style:font-face style:name="Noto Sans Nabataean" svg:font-family="'Noto Sans Nabataean'" style:font-family-generic="roman" style:font-pitch="variable"/>
    <style:font-face style:name="Noto Sans NewTaiLue" svg:font-family="'Noto Sans NewTaiLue'" style:font-family-generic="roman" style:font-pitch="variable"/>
    <style:font-face style:name="Noto Sans Newa" svg:font-family="'Noto Sans Newa'" style:font-family-generic="roman" style:font-pitch="variable"/>
    <style:font-face style:name="Noto Sans Ogham" svg:font-family="'Noto Sans Ogham'" style:font-family-generic="roman" style:font-pitch="variable"/>
    <style:font-face style:name="Noto Sans Ol Chiki" svg:font-family="'Noto Sans Ol Chiki'" style:font-family-generic="roman" style:font-pitch="variable"/>
    <style:font-face style:name="Noto Sans Old Italic" svg:font-family="'Noto Sans Old Italic'" style:font-family-generic="roman" style:font-pitch="variable"/>
    <style:font-face style:name="Noto Sans Old Permic" svg:font-family="'Noto Sans Old Permic'" style:font-family-generic="roman" style:font-pitch="variable"/>
    <style:font-face style:name="Noto Sans Old Turkic" svg:font-family="'Noto Sans Old Turkic'" style:font-family-generic="roman" style:font-pitch="variable"/>
    <style:font-face style:name="Noto Sans OldHung" svg:font-family="'Noto Sans OldHung'" style:font-family-generic="roman" style:font-pitch="variable"/>
    <style:font-face style:name="Noto Sans OldNorArab" svg:font-family="'Noto Sans OldNorArab'" style:font-family-generic="roman" style:font-pitch="variable"/>
    <style:font-face style:name="Noto Sans OldPersian" svg:font-family="'Noto Sans OldPersian'" style:font-family-generic="roman" style:font-pitch="variable"/>
    <style:font-face style:name="Noto Sans OldSogdian" svg:font-family="'Noto Sans OldSogdian'" style:font-family-generic="roman" style:font-pitch="variable"/>
    <style:font-face style:name="Noto Sans OldSouArab" svg:font-family="'Noto Sans OldSouArab'" style:font-family-generic="roman" style:font-pitch="variable"/>
    <style:font-face style:name="Noto Sans Oriya" svg:font-family="'Noto Sans Oriya'" style:font-family-generic="roman" style:font-pitch="variable"/>
    <style:font-face style:name="Noto Sans Oriya UI" svg:font-family="'Noto Sans Oriya UI'" style:font-family-generic="roman" style:font-pitch="variable"/>
    <style:font-face style:name="Noto Sans Osage" svg:font-family="'Noto Sans Osage'" style:font-family-generic="roman" style:font-pitch="variable"/>
    <style:font-face style:name="Noto Sans Osmanya" svg:font-family="'Noto Sans Osmanya'" style:font-family-generic="roman" style:font-pitch="variable"/>
    <style:font-face style:name="Noto Sans Pahawh Hmong" svg:font-family="'Noto Sans Pahawh Hmong'" style:font-family-generic="roman" style:font-pitch="variable"/>
    <style:font-face style:name="Noto Sans Palmyrene" svg:font-family="'Noto Sans Palmyrene'" style:font-family-generic="roman" style:font-pitch="variable"/>
    <style:font-face style:name="Noto Sans PauCinHau" svg:font-family="'Noto Sans PauCinHau'" style:font-family-generic="roman" style:font-pitch="variable"/>
    <style:font-face style:name="Noto Sans PhagsPa" svg:font-family="'Noto Sans PhagsPa'" style:font-family-generic="roman" style:font-pitch="variable"/>
    <style:font-face style:name="Noto Sans Phoenician" svg:font-family="'Noto Sans Phoenician'" style:font-family-generic="roman" style:font-pitch="variable"/>
    <style:font-face style:name="Noto Sans PsaPahlavi" svg:font-family="'Noto Sans PsaPahlavi'" style:font-family-generic="roman" style:font-pitch="variable"/>
    <style:font-face style:name="Noto Sans Rejang" svg:font-family="'Noto Sans Rejang'" style:font-family-generic="roman" style:font-pitch="variable"/>
    <style:font-face style:name="Noto Sans Runic" svg:font-family="'Noto Sans Runic'" style:font-family-generic="roman" style:font-pitch="variable"/>
    <style:font-face style:name="Noto Sans Samaritan" svg:font-family="'Noto Sans Samaritan'" style:font-family-generic="roman" style:font-pitch="variable"/>
    <style:font-face style:name="Noto Sans Saurashtra" svg:font-family="'Noto Sans Saurashtra'" style:font-family-generic="roman" style:font-pitch="variable"/>
    <style:font-face style:name="Noto Sans Sharada" svg:font-family="'Noto Sans Sharada'" style:font-family-generic="roman" style:font-pitch="variable"/>
    <style:font-face style:name="Noto Sans Shavian" svg:font-family="'Noto Sans Shavian'" style:font-family-generic="roman" style:font-pitch="variable"/>
    <style:font-face style:name="Noto Sans Siddham" svg:font-family="'Noto Sans Siddham'" style:font-family-generic="roman" style:font-pitch="variable"/>
    <style:font-face style:name="Noto Sans Sinhala" svg:font-family="'Noto Sans Sinhala'" style:font-family-generic="roman" style:font-pitch="variable"/>
    <style:font-face style:name="Noto Sans Sinhala UI" svg:font-family="'Noto Sans Sinhala UI'" style:font-family-generic="roman" style:font-pitch="variable"/>
    <style:font-face style:name="Noto Sans SoraSomp" svg:font-family="'Noto Sans SoraSomp'" style:font-family-generic="roman" style:font-pitch="variable"/>
    <style:font-face style:name="Noto Sans Sundanese" svg:font-family="'Noto Sans Sundanese'" style:font-family-generic="roman" style:font-pitch="variable"/>
    <style:font-face style:name="Noto Sans Syloti Nagri" svg:font-family="'Noto Sans Syloti Nagri'" style:font-family-generic="roman" style:font-pitch="variable"/>
    <style:font-face style:name="Noto Sans Symbols" svg:font-family="'Noto Sans Symbols'" style:font-family-generic="roman" style:font-pitch="variable"/>
    <style:font-face style:name="Noto Sans Symbols2" svg:font-family="'Noto Sans Symbols2'" style:font-family-generic="roman" style:font-pitch="variable"/>
    <style:font-face style:name="Noto Sans Syriac" svg:font-family="'Noto Sans Syriac'" style:font-family-generic="roman" style:font-pitch="variable"/>
    <style:font-face style:name="Noto Sans Tagalog" svg:font-family="'Noto Sans Tagalog'" style:font-family-generic="roman" style:font-pitch="variable"/>
    <style:font-face style:name="Noto Sans Tagbanwa" svg:font-family="'Noto Sans Tagbanwa'" style:font-family-generic="roman" style:font-pitch="variable"/>
    <style:font-face style:name="Noto Sans Tai Le" svg:font-family="'Noto Sans Tai Le'" style:font-family-generic="roman" style:font-pitch="variable"/>
    <style:font-face style:name="Noto Sans Tai Tham" svg:font-family="'Noto Sans Tai Tham'" style:font-family-generic="roman" style:font-pitch="variable"/>
    <style:font-face style:name="Noto Sans Tai Viet" svg:font-family="'Noto Sans Tai Viet'" style:font-family-generic="roman" style:font-pitch="variable"/>
    <style:font-face style:name="Noto Sans Takri" svg:font-family="'Noto Sans Takri'" style:font-family-generic="roman" style:font-pitch="variable"/>
    <style:font-face style:name="Noto Sans Tamil" svg:font-family="'Noto Sans Tamil'" style:font-family-generic="roman" style:font-pitch="variable"/>
    <style:font-face style:name="Noto Sans Tamil Supplement" svg:font-family="'Noto Sans Tamil Supplement'" style:font-family-generic="roman" style:font-pitch="variable"/>
    <style:font-face style:name="Noto Sans Tamil UI" svg:font-family="'Noto Sans Tamil UI'" style:font-family-generic="roman" style:font-pitch="variable"/>
    <style:font-face style:name="Noto Sans Telugu" svg:font-family="'Noto Sans Telugu'" style:font-family-generic="roman" style:font-pitch="variable"/>
    <style:font-face style:name="Noto Sans Telugu UI" svg:font-family="'Noto Sans Telugu UI'" style:font-family-generic="roman" style:font-pitch="variable"/>
    <style:font-face style:name="Noto Sans Thaana" svg:font-family="'Noto Sans Thaana'" style:font-family-generic="roman" style:font-pitch="variable"/>
    <style:font-face style:name="Noto Sans Thai" svg:font-family="'Noto Sans Thai'" style:font-family-generic="roman" style:font-pitch="variable"/>
    <style:font-face style:name="Noto Sans Thai UI" svg:font-family="'Noto Sans Thai UI'" style:font-family-generic="roman" style:font-pitch="variable"/>
    <style:font-face style:name="Noto Sans Tibetan" svg:font-family="'Noto Sans Tibetan'" style:font-family-generic="roman" style:font-pitch="variable"/>
    <style:font-face style:name="Noto Sans Tifinagh" svg:font-family="'Noto Sans Tifinagh'" style:font-family-generic="roman" style:font-pitch="variable"/>
    <style:font-face style:name="Noto Sans Tirhuta" svg:font-family="'Noto Sans Tirhuta'" style:font-family-generic="roman" style:font-pitch="variable"/>
    <style:font-face style:name="Noto Sans Ugaritic" svg:font-family="'Noto Sans Ugaritic'" style:font-family-generic="roman" style:font-pitch="variable"/>
    <style:font-face style:name="Noto Sans Vai" svg:font-family="'Noto Sans Vai'" style:font-family-generic="roman" style:font-pitch="variable"/>
    <style:font-face style:name="Noto Sans WarangCiti" svg:font-family="'Noto Sans WarangCiti'" style:font-family-generic="roman" style:font-pitch="variable"/>
    <style:font-face style:name="Noto Sans Yi" svg:font-family="'Noto Sans Yi'" style:font-family-generic="roman" style:font-pitch="variable"/>
    <style:font-face style:name="Noto Serif" svg:font-family="'Noto Serif'" style:font-family-generic="roman" style:font-pitch="variable"/>
    <style:font-face style:name="Noto Serif Ahom" svg:font-family="'Noto Serif Ahom'" style:font-family-generic="roman" style:font-pitch="variable"/>
    <style:font-face style:name="Noto Serif Armenian" svg:font-family="'Noto Serif Armenian'" style:font-family-generic="roman" style:font-pitch="variable"/>
    <style:font-face style:name="Noto Serif Balinese" svg:font-family="'Noto Serif Balinese'" style:font-family-generic="roman" style:font-pitch="variable"/>
    <style:font-face style:name="Noto Serif Bengali" svg:font-family="'Noto Serif Bengali'" style:font-family-generic="roman" style:font-pitch="variable"/>
    <style:font-face style:name="Noto Serif CJK JP" svg:font-family="'Noto Serif CJK JP'" style:font-family-generic="roman" style:font-pitch="variable"/>
    <style:font-face style:name="Noto Serif CJK KR" svg:font-family="'Noto Serif CJK KR'" style:font-family-generic="roman" style:font-pitch="variable"/>
    <style:font-face style:name="Noto Serif CJK SC" svg:font-family="'Noto Serif CJK SC'" style:font-family-generic="roman" style:font-pitch="variable"/>
    <style:font-face style:name="Noto Serif CJK TC" svg:font-family="'Noto Serif CJK TC'" style:font-family-generic="roman" style:font-pitch="variable"/>
    <style:font-face style:name="Noto Serif Devanagari" svg:font-family="'Noto Serif Devanagari'" style:font-family-generic="roman" style:font-pitch="variable"/>
    <style:font-face style:name="Noto Serif Display" svg:font-family="'Noto Serif Display'" style:font-family-generic="roman" style:font-pitch="variable"/>
    <style:font-face style:name="Noto Serif Dogra" svg:font-family="'Noto Serif Dogra'" style:font-family-generic="roman" style:font-pitch="variable"/>
    <style:font-face style:name="Noto Serif Ethiopic" svg:font-family="'Noto Serif Ethiopic'" style:font-family-generic="roman" style:font-pitch="variable"/>
    <style:font-face style:name="Noto Serif Georgian" svg:font-family="'Noto Serif Georgian'" style:font-family-generic="roman" style:font-pitch="variable"/>
    <style:font-face style:name="Noto Serif Gujarati" svg:font-family="'Noto Serif Gujarati'" style:font-family-generic="roman" style:font-pitch="variable"/>
    <style:font-face style:name="Noto Serif Gurmukhi" svg:font-family="'Noto Serif Gurmukhi'" style:font-family-generic="roman" style:font-pitch="variable"/>
    <style:font-face style:name="Noto Serif Hebrew" svg:font-family="'Noto Serif Hebrew'" style:font-family-generic="roman" style:font-pitch="variable"/>
    <style:font-face style:name="Noto Serif Kannada" svg:font-family="'Noto Serif Kannada'" style:font-family-generic="roman" style:font-pitch="variable"/>
    <style:font-face style:name="Noto Serif Khmer" svg:font-family="'Noto Serif Khmer'" style:font-family-generic="roman" style:font-pitch="variable"/>
    <style:font-face style:name="Noto Serif Lao" svg:font-family="'Noto Serif Lao'" style:font-family-generic="roman" style:font-pitch="variable"/>
    <style:font-face style:name="Noto Serif Malayalam" svg:font-family="'Noto Serif Malayalam'" style:font-family-generic="roman" style:font-pitch="variable"/>
    <style:font-face style:name="Noto Serif Myanmar" svg:font-family="'Noto Serif Myanmar'" style:font-family-generic="roman" style:font-pitch="variable"/>
    <style:font-face style:name="Noto Serif Sinhala" svg:font-family="'Noto Serif Sinhala'" style:font-family-generic="roman" style:font-pitch="variable"/>
    <style:font-face style:name="Noto Serif Tamil" svg:font-family="'Noto Serif Tamil'" style:font-family-generic="roman" style:font-pitch="variable"/>
    <style:font-face style:name="Noto Serif Tangut" svg:font-family="'Noto Serif Tangut'" style:font-family-generic="roman" style:font-pitch="variable"/>
    <style:font-face style:name="Noto Serif Telugu" svg:font-family="'Noto Serif Telugu'" style:font-family-generic="roman" style:font-pitch="variable"/>
    <style:font-face style:name="Noto Serif Thai" svg:font-family="'Noto Serif Thai'" style:font-family-generic="roman" style:font-pitch="variable"/>
    <style:font-face style:name="Noto Serif Tibetan" svg:font-family="'Noto Serif Tibetan'" style:font-family-generic="roman" style:font-pitch="variable"/>
    <style:font-face style:name="NotoSerifTamilSlanted" svg:font-family="NotoSerifTamilSlanted" style:font-family-generic="roman" style:font-pitch="variable"/>
    <style:font-face style:name="OpenSymbol" svg:font-family="OpenSymbol" style:font-family-generic="roman" style:font-pitch="variable"/>
    <style:font-face style:name="P052" svg:font-family="P052" style:font-family-generic="roman" style:font-pitch="variable"/>
    <style:font-face style:name="Roboto" svg:font-family="Roboto" style:font-family-generic="roman" style:font-pitch="variable"/>
    <style:font-face style:name="Roboto Black" svg:font-family="'Roboto Black'" style:font-family-generic="roman" style:font-pitch="variable"/>
    <style:font-face style:name="Roboto Condensed" svg:font-family="'Roboto Condensed'" style:font-family-generic="roman" style:font-pitch="variable"/>
    <style:font-face style:name="Roboto Condensed Light" svg:font-family="'Roboto Condensed Light'" style:font-family-generic="roman" style:font-pitch="variable"/>
    <style:font-face style:name="Roboto Condensed Medium" svg:font-family="'Roboto Condensed Medium'" style:font-family-generic="roman" style:font-pitch="variable"/>
    <style:font-face style:name="Roboto Light" svg:font-family="'Roboto Light'" style:font-family-generic="roman" style:font-pitch="variable"/>
    <style:font-face style:name="Roboto Medium" svg:font-family="'Roboto Medium'" style:font-family-generic="roman" style:font-pitch="variable"/>
    <style:font-face style:name="Roboto Thin" svg:font-family="'Roboto Thin'" style:font-family-generic="roman" style:font-pitch="variable"/>
    <style:font-face style:name="Standard Symbols PS" svg:font-family="'Standard Symbols PS'" style:font-family-generic="roman" style:font-pitch="variable"/>
    <style:font-face style:name="Symbola" svg:font-family="Symbol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Trebuchet MS" svg:font-family="'Trebuchet MS'" style:font-family-generic="roman" style:font-pitch="variable"/>
    <style:font-face style:name="URW Bookman" svg:font-family="'URW Bookman'" style:font-family-generic="roman" style:font-pitch="variable"/>
    <style:font-face style:name="URW Gothic" svg:font-family="'URW Gothic'" style:font-family-generic="roman" style:font-pitch="variable"/>
    <style:font-face style:name="Verdana" svg:font-family="Verdana" style:font-family-generic="roman" style:font-pitch="variable"/>
    <style:font-face style:name="Webdings" svg:font-family="Webdings" style:font-family-generic="roman" style:font-pitch="variable"/>
    <style:font-face style:name="Z003" svg:font-family="Z003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1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9T08:58:14.630895788</meta:creation-date>
    <dc:date>2020-03-19T08:59:04.051329745</dc:date>
    <meta:editing-duration>PT51S</meta:editing-duration>
    <meta:editing-cycles>1</meta:editing-cycles>
    <meta:document-statistic meta:table-count="0" meta:image-count="0" meta:object-count="0" meta:page-count="10" meta:paragraph-count="1" meta:word-count="1022" meta:character-count="21422" meta:non-whitespace-character-count="20139"/>
    <meta:generator>LibreOffice/6.3.4.2.0$Linux_X86_64 LibreOffice_project/30$Build-2</meta:generator>
  </office:meta>
</office:document-meta>
</file>